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ll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Base Case</text:p>
          </table:table-cell>
          <table:table-cell office:value-type="string" calcext:value-type="string">
            <text:p>Prof Case</text:p>
          </table:table-cell>
          <table:table-cell office:value-type="string" calcext:value-type="string">
            <text:p>Pure Largest</text:p>
          </table:table-cell>
          <table:table-cell office:value-type="string" calcext:value-type="string">
            <text:p>Smart Largest</text:p>
          </table:table-cell>
          <table:table-cell office:value-type="string" calcext:value-type="string">
            <text:p>My Best</text:p>
          </table:table-cell>
          <table:table-cell table:number-columns-repeated="2"/>
          <table:table-cell office:value-type="string" calcext:value-type="string">
            <text:p>Longest Time</text:p>
          </table:table-cell>
          <table:table-cell office:value-type="string" calcext:value-type="string">
            <text:p>Smart Longest Time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al Incoming:</text:p>
          </table:table-cell>
          <table:table-cell office:value-type="string" calcext:value-type="string">
            <text:p>mu</text:p>
          </table:table-cell>
          <table:table-cell office:value-type="float" office:value="94.83333" calcext:value-type="float">
            <text:p>94.83333</text:p>
          </table:table-cell>
          <table:table-cell table:style-name="ce1" office:value-type="float" office:value="91.13333" calcext:value-type="float">
            <text:p>91.13333</text:p>
          </table:table-cell>
          <table:table-cell table:style-name="ce1" office:value-type="float" office:value="90.23333" calcext:value-type="float">
            <text:p>90.23333</text:p>
          </table:table-cell>
          <table:table-cell office:value-type="float" office:value="94.63333" calcext:value-type="float">
            <text:p>94.63333</text:p>
          </table:table-cell>
          <table:table-cell office:value-type="float" office:value="94.53333" calcext:value-type="float">
            <text:p>94.53333</text:p>
          </table:table-cell>
          <table:table-cell table:number-columns-repeated="2"/>
          <table:table-cell office:value-type="float" office:value="92.4" calcext:value-type="float">
            <text:p>92.4</text:p>
          </table:table-cell>
          <table:table-cell office:value-type="float" office:value="91.76667" calcext:value-type="float">
            <text:p>91.766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9.029008" calcext:value-type="float">
            <text:p>9.029008</text:p>
          </table:table-cell>
          <table:table-cell table:style-name="ce1" office:value-type="float" office:value="10.96305" calcext:value-type="float">
            <text:p>10.96305</text:p>
          </table:table-cell>
          <table:table-cell office:value-type="float" office:value="13.59433" calcext:value-type="float">
            <text:p>13.59433</text:p>
          </table:table-cell>
          <table:table-cell office:value-type="float" office:value="6.749117" calcext:value-type="float">
            <text:p>6.749117</text:p>
          </table:table-cell>
          <table:table-cell office:value-type="float" office:value="9.518524" calcext:value-type="float">
            <text:p>9.518524</text:p>
          </table:table-cell>
          <table:table-cell table:number-columns-repeated="2"/>
          <table:table-cell office:value-type="float" office:value="8.079775" calcext:value-type="float">
            <text:p>8.079775</text:p>
          </table:table-cell>
          <table:table-cell office:value-type="float" office:value="9.77923" calcext:value-type="float">
            <text:p>9.7792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6024" calcext:value-type="float">
            <text:p>91.6024</text:p>
          </table:table-cell>
          <table:table-cell table:style-name="ce1" office:value-type="float" office:value="87.21033" calcext:value-type="float">
            <text:p>87.21033</text:p>
          </table:table-cell>
          <table:table-cell office:value-type="float" office:value="85.36876" calcext:value-type="float">
            <text:p>85.36876</text:p>
          </table:table-cell>
          <table:table-cell office:value-type="float" office:value="92.21824" calcext:value-type="float">
            <text:p>92.21824</text:p>
          </table:table-cell>
          <table:table-cell office:value-type="float" office:value="91.12724" calcext:value-type="float">
            <text:p>91.12724</text:p>
          </table:table-cell>
          <table:table-cell table:number-columns-repeated="2"/>
          <table:table-cell office:value-type="float" office:value="89.50874" calcext:value-type="float">
            <text:p>89.50874</text:p>
          </table:table-cell>
          <table:table-cell office:value-type="float" office:value="88.26728" calcext:value-type="float">
            <text:p>88.2672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8.06426" calcext:value-type="float">
            <text:p>98.06426</text:p>
          </table:table-cell>
          <table:table-cell table:style-name="ce1" office:value-type="float" office:value="95.05634" calcext:value-type="float">
            <text:p>95.05634</text:p>
          </table:table-cell>
          <table:table-cell office:value-type="float" office:value="95.09791" calcext:value-type="float">
            <text:p>95.09791</text:p>
          </table:table-cell>
          <table:table-cell office:value-type="float" office:value="97.04843" calcext:value-type="float">
            <text:p>97.04843</text:p>
          </table:table-cell>
          <table:table-cell office:value-type="float" office:value="97.93943" calcext:value-type="float">
            <text:p>97.93943</text:p>
          </table:table-cell>
          <table:table-cell table:number-columns-repeated="2"/>
          <table:table-cell office:value-type="float" office:value="95.29126" calcext:value-type="float">
            <text:p>95.29126</text:p>
          </table:table-cell>
          <table:table-cell office:value-type="float" office:value="95.26605" calcext:value-type="float">
            <text:p>95.2660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Incoming:</text:p>
          </table:table-cell>
          <table:table-cell office:value-type="string" calcext:value-type="string">
            <text:p>mu</text:p>
          </table:table-cell>
          <table:table-cell table:style-name="Default" office:value-type="float" office:value="44.8" calcext:value-type="float">
            <text:p>44.8</text:p>
          </table:table-cell>
          <table:table-cell table:style-name="ce1" office:value-type="float" office:value="44.6" calcext:value-type="float">
            <text:p>44.6</text:p>
          </table:table-cell>
          <table:table-cell table:style-name="ce1" office:value-type="float" office:value="41.93333" calcext:value-type="float">
            <text:p>41.93333</text:p>
          </table:table-cell>
          <table:table-cell office:value-type="float" office:value="40.43333" calcext:value-type="float">
            <text:p>40.43333</text:p>
          </table:table-cell>
          <table:table-cell office:value-type="float" office:value="43.1" calcext:value-type="float">
            <text:p>43.1</text:p>
          </table:table-cell>
          <table:table-cell table:number-columns-repeated="2"/>
          <table:table-cell office:value-type="float" office:value="42.43333" calcext:value-type="float">
            <text:p>42.43333</text:p>
          </table:table-cell>
          <table:table-cell office:value-type="float" office:value="43.8" calcext:value-type="float">
            <text:p>43.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6.50941" calcext:value-type="float">
            <text:p>6.50941</text:p>
          </table:table-cell>
          <table:table-cell table:style-name="ce1" office:value-type="float" office:value="7.346592" calcext:value-type="float">
            <text:p>7.346592</text:p>
          </table:table-cell>
          <table:table-cell office:value-type="float" office:value="6.06251" calcext:value-type="float">
            <text:p>6.06251</text:p>
          </table:table-cell>
          <table:table-cell office:value-type="float" office:value="6.371723" calcext:value-type="float">
            <text:p>6.371723</text:p>
          </table:table-cell>
          <table:table-cell office:value-type="float" office:value="5.175206" calcext:value-type="float">
            <text:p>5.175206</text:p>
          </table:table-cell>
          <table:table-cell table:number-columns-repeated="2"/>
          <table:table-cell office:value-type="float" office:value="6.015402" calcext:value-type="float">
            <text:p>6.015402</text:p>
          </table:table-cell>
          <table:table-cell office:value-type="float" office:value="6.166651" calcext:value-type="float">
            <text:p>6.1666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42.47068" calcext:value-type="float">
            <text:p>42.47068</text:p>
          </table:table-cell>
          <table:table-cell office:value-type="float" office:value="41.9711" calcext:value-type="float">
            <text:p>41.9711</text:p>
          </table:table-cell>
          <table:table-cell office:value-type="float" office:value="39.76393" calcext:value-type="float">
            <text:p>39.76393</text:p>
          </table:table-cell>
          <table:table-cell office:value-type="float" office:value="38.15328" calcext:value-type="float">
            <text:p>38.15328</text:p>
          </table:table-cell>
          <table:table-cell office:value-type="float" office:value="41.24811" calcext:value-type="float">
            <text:p>41.24811</text:p>
          </table:table-cell>
          <table:table-cell table:number-columns-repeated="2"/>
          <table:table-cell office:value-type="float" office:value="40.28079" calcext:value-type="float">
            <text:p>40.28079</text:p>
          </table:table-cell>
          <table:table-cell office:value-type="float" office:value="41.59333" calcext:value-type="float">
            <text:p>41.5933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7.12932" calcext:value-type="float">
            <text:p>47.12932</text:p>
          </table:table-cell>
          <table:table-cell office:value-type="float" office:value="47.2289" calcext:value-type="float">
            <text:p>47.2289</text:p>
          </table:table-cell>
          <table:table-cell office:value-type="float" office:value="44.10273" calcext:value-type="float">
            <text:p>44.10273</text:p>
          </table:table-cell>
          <table:table-cell office:value-type="float" office:value="42.71338" calcext:value-type="float">
            <text:p>42.71338</text:p>
          </table:table-cell>
          <table:table-cell office:value-type="float" office:value="44.95189" calcext:value-type="float">
            <text:p>44.95189</text:p>
          </table:table-cell>
          <table:table-cell table:number-columns-repeated="2"/>
          <table:table-cell office:value-type="float" office:value="44.58588" calcext:value-type="float">
            <text:p>44.58588</text:p>
          </table:table-cell>
          <table:table-cell office:value-type="float" office:value="46.00667" calcext:value-type="float">
            <text:p>46.0066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Queue Length:</text:p>
          </table:table-cell>
          <table:table-cell office:value-type="string" calcext:value-type="string">
            <text:p>mu</text:p>
          </table:table-cell>
          <table:table-cell office:value-type="float" office:value="0.52125" calcext:value-type="float">
            <text:p>0.52125</text:p>
          </table:table-cell>
          <table:table-cell office:value-type="float" office:value="10.44539" calcext:value-type="float">
            <text:p>10.44539</text:p>
          </table:table-cell>
          <table:table-cell office:value-type="float" office:value="1.173507" calcext:value-type="float">
            <text:p>1.173507</text:p>
          </table:table-cell>
          <table:table-cell office:value-type="float" office:value="1.823657" calcext:value-type="float">
            <text:p>1.823657</text:p>
          </table:table-cell>
          <table:table-cell office:value-type="float" office:value="0.508125" calcext:value-type="float">
            <text:p>0.508125</text:p>
          </table:table-cell>
          <table:table-cell table:number-columns-repeated="2"/>
          <table:table-cell office:value-type="float" office:value="0.1806597" calcext:value-type="float">
            <text:p>0.1806597</text:p>
          </table:table-cell>
          <table:table-cell office:value-type="float" office:value="6.98059" calcext:value-type="float">
            <text:p>6.9805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251964" calcext:value-type="float">
            <text:p>0.251964</text:p>
          </table:table-cell>
          <table:table-cell office:value-type="float" office:value="5.304675" calcext:value-type="float">
            <text:p>5.304675</text:p>
          </table:table-cell>
          <table:table-cell office:value-type="float" office:value="1.239392" calcext:value-type="float">
            <text:p>1.239392</text:p>
          </table:table-cell>
          <table:table-cell office:value-type="float" office:value="1.759971" calcext:value-type="float">
            <text:p>1.759971</text:p>
          </table:table-cell>
          <table:table-cell office:value-type="float" office:value="0.4660735" calcext:value-type="float">
            <text:p>0.4660735</text:p>
          </table:table-cell>
          <table:table-cell table:number-columns-repeated="2"/>
          <table:table-cell office:value-type="float" office:value="0.06973921" calcext:value-type="float">
            <text:p>0.06973921</text:p>
          </table:table-cell>
          <table:table-cell office:value-type="float" office:value="4.128659" calcext:value-type="float">
            <text:p>4.12865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4310875" calcext:value-type="float">
            <text:p>0.4310875</text:p>
          </table:table-cell>
          <table:table-cell office:value-type="float" office:value="8.547175" calcext:value-type="float">
            <text:p>8.547175</text:p>
          </table:table-cell>
          <table:table-cell office:value-type="float" office:value="0.7300043" calcext:value-type="float">
            <text:p>0.7300043</text:p>
          </table:table-cell>
          <table:table-cell office:value-type="float" office:value="1.193871" calcext:value-type="float">
            <text:p>1.193871</text:p>
          </table:table-cell>
          <table:table-cell office:value-type="float" office:value="0.3413458" calcext:value-type="float">
            <text:p>0.3413458</text:p>
          </table:table-cell>
          <table:table-cell table:number-columns-repeated="2"/>
          <table:table-cell office:value-type="float" office:value="0.1557043" calcext:value-type="float">
            <text:p>0.1557043</text:p>
          </table:table-cell>
          <table:table-cell office:value-type="float" office:value="5.503196" calcext:value-type="float">
            <text:p>5.50319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6114125" calcext:value-type="float">
            <text:p>0.6114125</text:p>
          </table:table-cell>
          <table:table-cell office:value-type="float" office:value="12.34361" calcext:value-type="float">
            <text:p>12.34361</text:p>
          </table:table-cell>
          <table:table-cell office:value-type="float" office:value="1.61701" calcext:value-type="float">
            <text:p>1.61701</text:p>
          </table:table-cell>
          <table:table-cell office:value-type="float" office:value="2.453443" calcext:value-type="float">
            <text:p>2.453443</text:p>
          </table:table-cell>
          <table:table-cell office:value-type="float" office:value="0.6749042" calcext:value-type="float">
            <text:p>0.6749042</text:p>
          </table:table-cell>
          <table:table-cell table:number-columns-repeated="2"/>
          <table:table-cell office:value-type="float" office:value="0.2056151" calcext:value-type="float">
            <text:p>0.2056151</text:p>
          </table:table-cell>
          <table:table-cell office:value-type="float" office:value="8.457985" calcext:value-type="float">
            <text:p>8.45798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10.28971" calcext:value-type="float">
            <text:p>10.28971</text:p>
          </table:table-cell>
          <table:table-cell office:value-type="float" office:value="0.01118056" calcext:value-type="float">
            <text:p>0.01118056</text:p>
          </table:table-cell>
          <table:table-cell office:value-type="float" office:value="2.076759" calcext:value-type="float">
            <text:p>2.076759</text:p>
          </table:table-cell>
          <table:table-cell office:value-type="float" office:value="0.5662847" calcext:value-type="float">
            <text:p>0.5662847</text:p>
          </table:table-cell>
          <table:table-cell office:value-type="float" office:value="1.855278" calcext:value-type="float">
            <text:p>1.855278</text:p>
          </table:table-cell>
          <table:table-cell table:number-columns-repeated="2"/>
          <table:table-cell office:value-type="float" office:value="8.179653" calcext:value-type="float">
            <text:p>8.179653</text:p>
          </table:table-cell>
          <table:table-cell office:value-type="float" office:value="0.08071759" calcext:value-type="float">
            <text:p>0.0807175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0551" calcext:value-type="float">
            <text:p>6.40551</text:p>
          </table:table-cell>
          <table:table-cell office:value-type="float" office:value="0.004155076" calcext:value-type="float">
            <text:p>0.004155076</text:p>
          </table:table-cell>
          <table:table-cell office:value-type="float" office:value="1.440979" calcext:value-type="float">
            <text:p>1.440979</text:p>
          </table:table-cell>
          <table:table-cell office:value-type="float" office:value="0.08837689" calcext:value-type="float">
            <text:p>0.08837689</text:p>
          </table:table-cell>
          <table:table-cell office:value-type="float" office:value="0.8932435" calcext:value-type="float">
            <text:p>0.8932435</text:p>
          </table:table-cell>
          <table:table-cell table:number-columns-repeated="2"/>
          <table:table-cell office:value-type="float" office:value="5.717862" calcext:value-type="float">
            <text:p>5.717862</text:p>
          </table:table-cell>
          <table:table-cell office:value-type="float" office:value="0.07587475" calcext:value-type="float">
            <text:p>0.0758747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7.997571" calcext:value-type="float">
            <text:p>7.997571</text:p>
          </table:table-cell>
          <table:table-cell office:value-type="float" office:value="0.009693708" calcext:value-type="float">
            <text:p>0.009693708</text:p>
          </table:table-cell>
          <table:table-cell office:value-type="float" office:value="1.561121" calcext:value-type="float">
            <text:p>1.561121</text:p>
          </table:table-cell>
          <table:table-cell office:value-type="float" office:value="0.53466" calcext:value-type="float">
            <text:p>0.53466</text:p>
          </table:table-cell>
          <table:table-cell office:value-type="float" office:value="1.535641" calcext:value-type="float">
            <text:p>1.535641</text:p>
          </table:table-cell>
          <table:table-cell table:number-columns-repeated="2"/>
          <table:table-cell office:value-type="float" office:value="6.13358" calcext:value-type="float">
            <text:p>6.13358</text:p>
          </table:table-cell>
          <table:table-cell office:value-type="float" office:value="0.05356666" calcext:value-type="float">
            <text:p>0.053566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.58185" calcext:value-type="float">
            <text:p>12.58185</text:p>
          </table:table-cell>
          <table:table-cell office:value-type="float" office:value="0.0126674" calcext:value-type="float">
            <text:p>0.0126674</text:p>
          </table:table-cell>
          <table:table-cell office:value-type="float" office:value="2.592398" calcext:value-type="float">
            <text:p>2.592398</text:p>
          </table:table-cell>
          <table:table-cell office:value-type="float" office:value="0.5979094" calcext:value-type="float">
            <text:p>0.5979094</text:p>
          </table:table-cell>
          <table:table-cell office:value-type="float" office:value="2.174915" calcext:value-type="float">
            <text:p>2.174915</text:p>
          </table:table-cell>
          <table:table-cell table:number-columns-repeated="2"/>
          <table:table-cell office:value-type="float" office:value="10.22573" calcext:value-type="float">
            <text:p>10.22573</text:p>
          </table:table-cell>
          <table:table-cell office:value-type="float" office:value="0.1078685" calcext:value-type="float">
            <text:p>0.107868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 Queue Length:</text:p>
          </table:table-cell>
          <table:table-cell office:value-type="string" calcext:value-type="string">
            <text:p>mu</text:p>
          </table:table-cell>
          <table:table-cell office:value-type="float" office:value="0.1459722" calcext:value-type="float">
            <text:p>0.1459722</text:p>
          </table:table-cell>
          <table:table-cell office:value-type="float" office:value="1.685359" calcext:value-type="float">
            <text:p>1.685359</text:p>
          </table:table-cell>
          <table:table-cell table:style-name="ce1" office:value-type="float" office:value="1.166493" calcext:value-type="float">
            <text:p>1.166493</text:p>
          </table:table-cell>
          <table:table-cell office:value-type="float" office:value="1.793785" calcext:value-type="float">
            <text:p>1.793785</text:p>
          </table:table-cell>
          <table:table-cell office:value-type="float" office:value="0.5239931" calcext:value-type="float">
            <text:p>0.52399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556366" calcext:value-type="float">
            <text:p>0.35563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613473" calcext:value-type="float">
            <text:p>0.0613473</text:p>
          </table:table-cell>
          <table:table-cell office:value-type="float" office:value="0.8686542" calcext:value-type="float">
            <text:p>0.8686542</text:p>
          </table:table-cell>
          <table:table-cell office:value-type="float" office:value="1.222369" calcext:value-type="float">
            <text:p>1.222369</text:p>
          </table:table-cell>
          <table:table-cell office:value-type="float" office:value="1.696815" calcext:value-type="float">
            <text:p>1.696815</text:p>
          </table:table-cell>
          <table:table-cell office:value-type="float" office:value="0.4869561" calcext:value-type="float">
            <text:p>0.48695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9103502" calcext:value-type="float">
            <text:p>0.0910350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240198" calcext:value-type="float">
            <text:p>0.1240198</text:p>
          </table:table-cell>
          <table:table-cell office:value-type="float" office:value="1.374521" calcext:value-type="float">
            <text:p>1.374521</text:p>
          </table:table-cell>
          <table:table-cell office:value-type="float" office:value="0.7290821" calcext:value-type="float">
            <text:p>0.7290821</text:p>
          </table:table-cell>
          <table:table-cell office:value-type="float" office:value="1.186599" calcext:value-type="float">
            <text:p>1.186599</text:p>
          </table:table-cell>
          <table:table-cell office:value-type="float" office:value="0.3497413" calcext:value-type="float">
            <text:p>0.34974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230607" calcext:value-type="float">
            <text:p>0.323060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679247" calcext:value-type="float">
            <text:p>0.1679247</text:p>
          </table:table-cell>
          <table:table-cell office:value-type="float" office:value="1.996197" calcext:value-type="float">
            <text:p>1.996197</text:p>
          </table:table-cell>
          <table:table-cell office:value-type="float" office:value="1.603904" calcext:value-type="float">
            <text:p>1.603904</text:p>
          </table:table-cell>
          <table:table-cell office:value-type="float" office:value="2.400971" calcext:value-type="float">
            <text:p>2.400971</text:p>
          </table:table-cell>
          <table:table-cell office:value-type="float" office:value="0.6982448" calcext:value-type="float">
            <text:p>0.69824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882124" calcext:value-type="float">
            <text:p>0.388212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 Queue Length:</text:p>
          </table:table-cell>
          <table:table-cell office:value-type="string" calcext:value-type="string">
            <text:p>mu</text:p>
          </table:table-cell>
          <table:table-cell office:value-type="float" office:value="0.1072222" calcext:value-type="float">
            <text:p>0.1072222</text:p>
          </table:table-cell>
          <table:table-cell office:value-type="float" office:value="0.05331019" calcext:value-type="float">
            <text:p>0.05331019</text:p>
          </table:table-cell>
          <table:table-cell office:value-type="float" office:value="0.09086806" calcext:value-type="float">
            <text:p>0.09086806</text:p>
          </table:table-cell>
          <table:table-cell office:value-type="float" office:value="0.09177083" calcext:value-type="float">
            <text:p>0.09177083</text:p>
          </table:table-cell>
          <table:table-cell office:value-type="float" office:value="0.08228009" calcext:value-type="float">
            <text:p>0.08228009</text:p>
          </table:table-cell>
          <table:table-cell table:number-columns-repeated="2"/>
          <table:table-cell office:value-type="float" office:value="0.1426505" calcext:value-type="float">
            <text:p>0.1426505</text:p>
          </table:table-cell>
          <table:table-cell office:value-type="float" office:value="0.08142361" calcext:value-type="float">
            <text:p>0.0814236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742094" calcext:value-type="float">
            <text:p>0.07742094</text:p>
          </table:table-cell>
          <table:table-cell office:value-type="float" office:value="0.04014842" calcext:value-type="float">
            <text:p>0.04014842</text:p>
          </table:table-cell>
          <table:table-cell office:value-type="float" office:value="0.04352336" calcext:value-type="float">
            <text:p>0.04352336</text:p>
          </table:table-cell>
          <table:table-cell office:value-type="float" office:value="0.06121152" calcext:value-type="float">
            <text:p>0.06121152</text:p>
          </table:table-cell>
          <table:table-cell office:value-type="float" office:value="0.0381239" calcext:value-type="float">
            <text:p>0.0381239</text:p>
          </table:table-cell>
          <table:table-cell table:number-columns-repeated="2"/>
          <table:table-cell office:value-type="float" office:value="0.09972236" calcext:value-type="float">
            <text:p>0.09972236</text:p>
          </table:table-cell>
          <table:table-cell office:value-type="float" office:value="0.05182694" calcext:value-type="float">
            <text:p>0.0518269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0.079518" calcext:value-type="float">
            <text:p>0.079518</text:p>
          </table:table-cell>
          <table:table-cell office:value-type="float" office:value="0.03894352" calcext:value-type="float">
            <text:p>0.03894352</text:p>
          </table:table-cell>
          <table:table-cell office:value-type="float" office:value="0.07529371" calcext:value-type="float">
            <text:p>0.07529371</text:p>
          </table:table-cell>
          <table:table-cell office:value-type="float" office:value="0.06986698" calcext:value-type="float">
            <text:p>0.06986698</text:p>
          </table:table-cell>
          <table:table-cell office:value-type="float" office:value="0.06863788" calcext:value-type="float">
            <text:p>0.06863788</text:p>
          </table:table-cell>
          <table:table-cell table:number-columns-repeated="2"/>
          <table:table-cell office:value-type="float" office:value="0.1069659" calcext:value-type="float">
            <text:p>0.1069659</text:p>
          </table:table-cell>
          <table:table-cell office:value-type="float" office:value="0.06287792" calcext:value-type="float">
            <text:p>0.062877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349264" calcext:value-type="float">
            <text:p>0.1349264</text:p>
          </table:table-cell>
          <table:table-cell office:value-type="float" office:value="0.06767685" calcext:value-type="float">
            <text:p>0.06767685</text:p>
          </table:table-cell>
          <table:table-cell office:value-type="float" office:value="0.1064424" calcext:value-type="float">
            <text:p>0.1064424</text:p>
          </table:table-cell>
          <table:table-cell office:value-type="float" office:value="0.1136747" calcext:value-type="float">
            <text:p>0.1136747</text:p>
          </table:table-cell>
          <table:table-cell office:value-type="float" office:value="0.0959223" calcext:value-type="float">
            <text:p>0.0959223</text:p>
          </table:table-cell>
          <table:table-cell table:number-columns-repeated="2"/>
          <table:table-cell office:value-type="float" office:value="0.178335" calcext:value-type="float">
            <text:p>0.178335</text:p>
          </table:table-cell>
          <table:table-cell office:value-type="float" office:value="0.0999693" calcext:value-type="float">
            <text:p>0.099969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ill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4.618646" calcext:value-type="float">
            <text:p>4.618646</text:p>
          </table:table-cell>
          <table:table-cell office:value-type="float" office:value="0.01096065" calcext:value-type="float">
            <text:p>0.01096065</text:p>
          </table:table-cell>
          <table:table-cell office:value-type="float" office:value="2.428877" calcext:value-type="float">
            <text:p>2.428877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2.129699" calcext:value-type="float">
            <text:p>2.129699</text:p>
          </table:table-cell>
          <table:table-cell table:number-columns-repeated="2"/>
          <table:table-cell office:value-type="float" office:value="43.45795" calcext:value-type="float">
            <text:p>43.45795</text:p>
          </table:table-cell>
          <table:table-cell office:value-type="float" office:value="47.80837" calcext:value-type="float">
            <text:p>47.8083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329045" calcext:value-type="float">
            <text:p>3.329045</text:p>
          </table:table-cell>
          <table:table-cell office:value-type="float" office:value="0.005165198" calcext:value-type="float">
            <text:p>0.005165198</text:p>
          </table:table-cell>
          <table:table-cell office:value-type="float" office:value="1.471666" calcext:value-type="float">
            <text:p>1.471666</text:p>
          </table:table-cell>
          <table:table-cell office:value-type="float" office:value="0.1006767" calcext:value-type="float">
            <text:p>0.1006767</text:p>
          </table:table-cell>
          <table:table-cell office:value-type="float" office:value="0.9488926" calcext:value-type="float">
            <text:p>0.9488926</text:p>
          </table:table-cell>
          <table:table-cell table:number-columns-repeated="2"/>
          <table:table-cell office:value-type="float" office:value="10.06665" calcext:value-type="float">
            <text:p>10.06665</text:p>
          </table:table-cell>
          <table:table-cell office:value-type="float" office:value="7.931819" calcext:value-type="float">
            <text:p>7.9318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.427384" calcext:value-type="float">
            <text:p>3.427384</text:p>
          </table:table-cell>
          <table:table-cell office:value-type="float" office:value="0.00911234" calcext:value-type="float">
            <text:p>0.00911234</text:p>
          </table:table-cell>
          <table:table-cell office:value-type="float" office:value="1.902258" calcext:value-type="float">
            <text:p>1.902258</text:p>
          </table:table-cell>
          <table:table-cell office:value-type="float" office:value="0.6905365" calcext:value-type="float">
            <text:p>0.6905365</text:p>
          </table:table-cell>
          <table:table-cell office:value-type="float" office:value="1.790148" calcext:value-type="float">
            <text:p>1.790148</text:p>
          </table:table-cell>
          <table:table-cell table:number-columns-repeated="2"/>
          <table:table-cell office:value-type="float" office:value="39.85571" calcext:value-type="float">
            <text:p>39.85571</text:p>
          </table:table-cell>
          <table:table-cell office:value-type="float" office:value="44.97006" calcext:value-type="float">
            <text:p>44.970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5.809907" calcext:value-type="float">
            <text:p>5.809907</text:p>
          </table:table-cell>
          <table:table-cell office:value-type="float" office:value="0.01280896" calcext:value-type="float">
            <text:p>0.01280896</text:p>
          </table:table-cell>
          <table:table-cell office:value-type="float" office:value="2.955497" calcext:value-type="float">
            <text:p>2.955497</text:p>
          </table:table-cell>
          <table:table-cell office:value-type="float" office:value="0.7625885" calcext:value-type="float">
            <text:p>0.7625885</text:p>
          </table:table-cell>
          <table:table-cell office:value-type="float" office:value="2.46925" calcext:value-type="float">
            <text:p>2.46925</text:p>
          </table:table-cell>
          <table:table-cell table:number-columns-repeated="2"/>
          <table:table-cell office:value-type="float" office:value="47.06019" calcext:value-type="float">
            <text:p>47.06019</text:p>
          </table:table-cell>
          <table:table-cell office:value-type="float" office:value="50.64668" calcext:value-type="float">
            <text:p>50.6466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ispense Queue Lengths:</text:p>
          </table:table-cell>
          <table:table-cell office:value-type="string" calcext:value-type="string">
            <text:p>mu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5.183553" calcext:value-type="float">
            <text:p>5.183553</text:p>
          </table:table-cell>
          <table:table-cell office:value-type="float" office:value="1.400012" calcext:value-type="float">
            <text:p>1.400012</text:p>
          </table:table-cell>
          <table:table-cell office:value-type="float" office:value="2.119398" calcext:value-type="float">
            <text:p>2.119398</text:p>
          </table:table-cell>
          <table:table-cell office:value-type="float" office:value="0.6901273" calcext:value-type="float">
            <text:p>0.6901273</text:p>
          </table:table-cell>
          <table:table-cell table:number-columns-repeated="2"/>
          <table:table-cell office:value-type="float" office:value="0.002025463" calcext:value-type="float">
            <text:p>0.002025463</text:p>
          </table:table-cell>
          <table:table-cell office:value-type="float" office:value="0.5087847" calcext:value-type="float">
            <text:p>0.50878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953115" calcext:value-type="float">
            <text:p>0.07953115</text:p>
          </table:table-cell>
          <table:table-cell office:value-type="float" office:value="2.977065" calcext:value-type="float">
            <text:p>2.977065</text:p>
          </table:table-cell>
          <table:table-cell office:value-type="float" office:value="1.29815" calcext:value-type="float">
            <text:p>1.29815</text:p>
          </table:table-cell>
          <table:table-cell office:value-type="float" office:value="1.748404" calcext:value-type="float">
            <text:p>1.748404</text:p>
          </table:table-cell>
          <table:table-cell office:value-type="float" office:value="0.5338668" calcext:value-type="float">
            <text:p>0.5338668</text:p>
          </table:table-cell>
          <table:table-cell table:number-columns-repeated="2"/>
          <table:table-cell office:value-type="float" office:value="0.004618216" calcext:value-type="float">
            <text:p>0.004618216</text:p>
          </table:table-cell>
          <table:table-cell office:value-type="float" office:value="1.137118" calcext:value-type="float">
            <text:p>1.13711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735777" calcext:value-type="float">
            <text:p>0.1735777</text:p>
          </table:table-cell>
          <table:table-cell office:value-type="float" office:value="4.118244" calcext:value-type="float">
            <text:p>4.118244</text:p>
          </table:table-cell>
          <table:table-cell office:value-type="float" office:value="0.9354832" calcext:value-type="float">
            <text:p>0.9354832</text:p>
          </table:table-cell>
          <table:table-cell office:value-type="float" office:value="1.493751" calcext:value-type="float">
            <text:p>1.493751</text:p>
          </table:table-cell>
          <table:table-cell office:value-type="float" office:value="0.499089" calcext:value-type="float">
            <text:p>0.499089</text:p>
          </table:table-cell>
          <table:table-cell table:number-columns-repeated="2"/>
          <table:table-cell office:value-type="float" office:value="0.0003728859" calcext:value-type="float">
            <text:p>0.0003728859</text:p>
          </table:table-cell>
          <table:table-cell office:value-type="float" office:value="0.1018796" calcext:value-type="float">
            <text:p>0.101879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2304964" calcext:value-type="float">
            <text:p>0.2304964</text:p>
          </table:table-cell>
          <table:table-cell office:value-type="float" office:value="6.248863" calcext:value-type="float">
            <text:p>6.248863</text:p>
          </table:table-cell>
          <table:table-cell office:value-type="float" office:value="1.86454" calcext:value-type="float">
            <text:p>1.86454</text:p>
          </table:table-cell>
          <table:table-cell office:value-type="float" office:value="2.745045" calcext:value-type="float">
            <text:p>2.745045</text:p>
          </table:table-cell>
          <table:table-cell office:value-type="float" office:value="0.8811656" calcext:value-type="float">
            <text:p>0.8811656</text:p>
          </table:table-cell>
          <table:table-cell table:number-columns-repeated="2"/>
          <table:table-cell office:value-type="float" office:value="0.00367804" calcext:value-type="float">
            <text:p>0.00367804</text:p>
          </table:table-cell>
          <table:table-cell office:value-type="float" office:value="0.9156898" calcext:value-type="float">
            <text:p>0.915689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ed:</text:p>
          </table:table-cell>
          <table:table-cell office:value-type="string" calcext:value-type="string">
            <text:p>mu</text:p>
          </table:table-cell>
          <table:table-cell office:value-type="float" office:value="68.83333" calcext:value-type="float">
            <text:p>68.83333</text:p>
          </table:table-cell>
          <table:table-cell table:style-name="ce1" office:value-type="float" office:value="61.7" calcext:value-type="float">
            <text:p>61.7</text:p>
          </table:table-cell>
          <table:table-cell office:value-type="float" office:value="73.33333" calcext:value-type="float">
            <text:p>73.33333</text:p>
          </table:table-cell>
          <table:table-cell office:value-type="float" office:value="78.43333" calcext:value-type="float">
            <text:p>78.43333</text:p>
          </table:table-cell>
          <table:table-cell office:value-type="float" office:value="83.5" calcext:value-type="float">
            <text:p>83.5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4.133333" calcext:value-type="float">
            <text:p>4.13333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.395008" calcext:value-type="float">
            <text:p>4.395008</text:p>
          </table:table-cell>
          <table:table-cell table:style-name="ce1" office:value-type="float" office:value="4.850524" calcext:value-type="float">
            <text:p>4.850524</text:p>
          </table:table-cell>
          <table:table-cell office:value-type="float" office:value="9.181441" calcext:value-type="float">
            <text:p>9.181441</text:p>
          </table:table-cell>
          <table:table-cell office:value-type="float" office:value="6.038288" calcext:value-type="float">
            <text:p>6.038288</text:p>
          </table:table-cell>
          <table:table-cell office:value-type="float" office:value="8.939451" calcext:value-type="float">
            <text:p>8.939451</text:p>
          </table:table-cell>
          <table:table-cell table:number-columns-repeated="2"/>
          <table:table-cell office:value-type="float" office:value="7.241642" calcext:value-type="float">
            <text:p>7.241642</text:p>
          </table:table-cell>
          <table:table-cell office:value-type="float" office:value="4.868855" calcext:value-type="float">
            <text:p>4.86885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26063" calcext:value-type="float">
            <text:p>67.26063</text:p>
          </table:table-cell>
          <table:table-cell office:value-type="float" office:value="59.96429" calcext:value-type="float">
            <text:p>59.96429</text:p>
          </table:table-cell>
          <table:table-cell office:value-type="float" office:value="70.04786" calcext:value-type="float">
            <text:p>70.04786</text:p>
          </table:table-cell>
          <table:table-cell office:value-type="float" office:value="76.2726" calcext:value-type="float">
            <text:p>76.2726</text:p>
          </table:table-cell>
          <table:table-cell office:value-type="float" office:value="80.30112" calcext:value-type="float">
            <text:p>80.30112</text:p>
          </table:table-cell>
          <table:table-cell table:number-columns-repeated="2"/>
          <table:table-cell office:value-type="float" office:value="5.208659" calcext:value-type="float">
            <text:p>5.208659</text:p>
          </table:table-cell>
          <table:table-cell office:value-type="float" office:value="2.391068" calcext:value-type="float">
            <text:p>2.3910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0.40604" calcext:value-type="float">
            <text:p>70.40604</text:p>
          </table:table-cell>
          <table:table-cell office:value-type="float" office:value="63.43571" calcext:value-type="float">
            <text:p>63.43571</text:p>
          </table:table-cell>
          <table:table-cell office:value-type="float" office:value="76.61881" calcext:value-type="float">
            <text:p>76.61881</text:p>
          </table:table-cell>
          <table:table-cell office:value-type="float" office:value="80.59407" calcext:value-type="float">
            <text:p>80.59407</text:p>
          </table:table-cell>
          <table:table-cell office:value-type="float" office:value="86.69888" calcext:value-type="float">
            <text:p>86.69888</text:p>
          </table:table-cell>
          <table:table-cell table:number-columns-repeated="2"/>
          <table:table-cell office:value-type="float" office:value="10.39134" calcext:value-type="float">
            <text:p>10.39134</text:p>
          </table:table-cell>
          <table:table-cell office:value-type="float" office:value="5.875599" calcext:value-type="float">
            <text:p>5.8755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ed:</text:p>
          </table:table-cell>
          <table:table-cell office:value-type="string" calcext:value-type="string">
            <text:p>mu</text:p>
          </table:table-cell>
          <table:table-cell office:value-type="float" office:value="35.03333" calcext:value-type="float">
            <text:p>35.03333</text:p>
          </table:table-cell>
          <table:table-cell table:style-name="ce1" office:value-type="float" office:value="31.8" calcext:value-type="float">
            <text:p>31.8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9.63333" calcext:value-type="float">
            <text:p>39.63333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3.766667" calcext:value-type="float">
            <text:p>3.7666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45974" calcext:value-type="float">
            <text:p>6.445974</text:p>
          </table:table-cell>
          <table:table-cell office:value-type="float" office:value="6.413348" calcext:value-type="float">
            <text:p>6.413348</text:p>
          </table:table-cell>
          <table:table-cell table:style-name="ce1" office:value-type="float" office:value="4.825817" calcext:value-type="float">
            <text:p>4.825817</text:p>
          </table:table-cell>
          <table:table-cell office:value-type="float" office:value="5.607466" calcext:value-type="float">
            <text:p>5.607466</text:p>
          </table:table-cell>
          <table:table-cell office:value-type="float" office:value="5.467669" calcext:value-type="float">
            <text:p>5.467669</text:p>
          </table:table-cell>
          <table:table-cell table:number-columns-repeated="2"/>
          <table:table-cell office:value-type="float" office:value="3.356928" calcext:value-type="float">
            <text:p>3.356928</text:p>
          </table:table-cell>
          <table:table-cell office:value-type="float" office:value="3.49071" calcext:value-type="float">
            <text:p>3.490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2.72671" calcext:value-type="float">
            <text:p>32.72671</text:p>
          </table:table-cell>
          <table:table-cell office:value-type="float" office:value="29.50506" calcext:value-type="float">
            <text:p>29.50506</text:p>
          </table:table-cell>
          <table:table-cell office:value-type="float" office:value="34.8398" calcext:value-type="float">
            <text:p>34.8398</text:p>
          </table:table-cell>
          <table:table-cell office:value-type="float" office:value="34.0601" calcext:value-type="float">
            <text:p>34.0601</text:p>
          </table:table-cell>
          <table:table-cell office:value-type="float" office:value="37.67679" calcext:value-type="float">
            <text:p>37.67679</text:p>
          </table:table-cell>
          <table:table-cell table:number-columns-repeated="2"/>
          <table:table-cell office:value-type="float" office:value="2.598761" calcext:value-type="float">
            <text:p>2.598761</text:p>
          </table:table-cell>
          <table:table-cell office:value-type="float" office:value="2.517555" calcext:value-type="float">
            <text:p>2.51755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37.33995" calcext:value-type="float">
            <text:p>37.33995</text:p>
          </table:table-cell>
          <table:table-cell office:value-type="float" office:value="34.09494" calcext:value-type="float">
            <text:p>34.09494</text:p>
          </table:table-cell>
          <table:table-cell office:value-type="float" office:value="38.29353" calcext:value-type="float">
            <text:p>38.29353</text:p>
          </table:table-cell>
          <table:table-cell office:value-type="float" office:value="38.07324" calcext:value-type="float">
            <text:p>38.07324</text:p>
          </table:table-cell>
          <table:table-cell office:value-type="float" office:value="41.58988" calcext:value-type="float">
            <text:p>41.58988</text:p>
          </table:table-cell>
          <table:table-cell table:number-columns-repeated="2"/>
          <table:table-cell office:value-type="float" office:value="5.001239" calcext:value-type="float">
            <text:p>5.001239</text:p>
          </table:table-cell>
          <table:table-cell office:value-type="float" office:value="5.015778" calcext:value-type="float">
            <text:p>5.01577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%Oral Filled</text:p>
          </table:table-cell>
          <table:table-cell/>
          <table:table-cell table:formula="of:=[.C42]/[.C2]" office:value-type="float" office:value="0.725834788254298" calcext:value-type="float">
            <text:p>0.725834788254298</text:p>
          </table:table-cell>
          <table:table-cell table:style-name="ce1" table:formula="of:=[.D42]/[.D2]" office:value-type="float" office:value="0.677030017448062" calcext:value-type="float">
            <text:p>0.677030017448062</text:p>
          </table:table-cell>
          <table:table-cell table:style-name="ce1" table:formula="of:=[.E42]/[.E2]" office:value-type="float" office:value="0.812707787687765" calcext:value-type="float">
            <text:p>0.812707787687765</text:p>
          </table:table-cell>
          <table:table-cell table:style-name="ce1" table:formula="of:=[.F42]/[.F2]" office:value-type="float" office:value="0.828812956280837" calcext:value-type="float">
            <text:p>0.828812956280837</text:p>
          </table:table-cell>
          <table:table-cell table:style-name="ce1" table:formula="of:=[.G42]/[.G2]" office:value-type="float" office:value="0.883286349904314" calcext:value-type="float">
            <text:p>0.883286349904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%IV Filled</text:p>
          </table:table-cell>
          <table:table-cell/>
          <table:table-cell table:formula="of:=[.C47]/[.C7]" office:value-type="float" office:value="0.781993973214286" calcext:value-type="float">
            <text:p>0.781993973214286</text:p>
          </table:table-cell>
          <table:table-cell table:style-name="ce1" table:formula="of:=[.D47]/[.D7]" office:value-type="float" office:value="0.713004484304933" calcext:value-type="float">
            <text:p>0.713004484304933</text:p>
          </table:table-cell>
          <table:table-cell table:style-name="ce1" table:formula="of:=[.E47]/[.E7]" office:value-type="float" office:value="0.87201922671059" calcext:value-type="float">
            <text:p>0.87201922671059</text:p>
          </table:table-cell>
          <table:table-cell table:style-name="ce1" table:formula="of:=[.F47]/[.F7]" office:value-type="float" office:value="0.892003453586435" calcext:value-type="float">
            <text:p>0.892003453586435</text:p>
          </table:table-cell>
          <table:table-cell table:style-name="ce1" table:formula="of:=[.G47]/[.G7]" office:value-type="float" office:value="0.919566821345708" calcext:value-type="float">
            <text:p>0.91956682134570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harmacist Idle Times:</text:p>
          </table:table-cell>
          <table:table-cell office:value-type="string" calcext:value-type="string">
            <text:p>mu</text:p>
          </table:table-cell>
          <table:table-cell office:value-type="float" office:value="3.751736" calcext:value-type="float">
            <text:p>3.751736</text:p>
          </table:table-cell>
          <table:table-cell table:style-name="ce1" office:value-type="float" office:value="66.62442" calcext:value-type="float">
            <text:p>66.62442</text:p>
          </table:table-cell>
          <table:table-cell office:value-type="float" office:value="7.752894" calcext:value-type="float">
            <text:p>7.752894</text:p>
          </table:table-cell>
          <table:table-cell office:value-type="float" office:value="6.494213" calcext:value-type="float">
            <text:p>6.494213</text:p>
          </table:table-cell>
          <table:table-cell office:value-type="float" office:value="6.325231" calcext:value-type="float">
            <text:p>6.325231</text:p>
          </table:table-cell>
          <table:table-cell table:number-columns-repeated="2"/>
          <table:table-cell office:value-type="float" office:value="6.108796" calcext:value-type="float">
            <text:p>6.108796</text:p>
          </table:table-cell>
          <table:table-cell office:value-type="float" office:value="72.27546" calcext:value-type="float">
            <text:p>72.275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2.627914" calcext:value-type="float">
            <text:p>2.627914</text:p>
          </table:table-cell>
          <table:table-cell office:value-type="float" office:value="1.71293" calcext:value-type="float">
            <text:p>1.71293</text:p>
          </table:table-cell>
          <table:table-cell office:value-type="float" office:value="5.231865" calcext:value-type="float">
            <text:p>5.231865</text:p>
          </table:table-cell>
          <table:table-cell office:value-type="float" office:value="3.124238" calcext:value-type="float">
            <text:p>3.124238</text:p>
          </table:table-cell>
          <table:table-cell office:value-type="float" office:value="3.669606" calcext:value-type="float">
            <text:p>3.669606</text:p>
          </table:table-cell>
          <table:table-cell table:number-columns-repeated="2"/>
          <table:table-cell office:value-type="float" office:value="4.083831" calcext:value-type="float">
            <text:p>4.083831</text:p>
          </table:table-cell>
          <table:table-cell office:value-type="float" office:value="5.388892" calcext:value-type="float">
            <text:p>5.3888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2.811366" calcext:value-type="float">
            <text:p>2.811366</text:p>
          </table:table-cell>
          <table:table-cell office:value-type="float" office:value="66.01147" calcext:value-type="float">
            <text:p>66.01147</text:p>
          </table:table-cell>
          <table:table-cell office:value-type="float" office:value="5.880729" calcext:value-type="float">
            <text:p>5.880729</text:p>
          </table:table-cell>
          <table:table-cell office:value-type="float" office:value="5.376239" calcext:value-type="float">
            <text:p>5.376239</text:p>
          </table:table-cell>
          <table:table-cell office:value-type="float" office:value="5.012104" calcext:value-type="float">
            <text:p>5.012104</text:p>
          </table:table-cell>
          <table:table-cell table:number-columns-repeated="2"/>
          <table:table-cell office:value-type="float" office:value="4.647443" calcext:value-type="float">
            <text:p>4.647443</text:p>
          </table:table-cell>
          <table:table-cell office:value-type="float" office:value="70.34711" calcext:value-type="float">
            <text:p>70.347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.692106" calcext:value-type="float">
            <text:p>4.692106</text:p>
          </table:table-cell>
          <table:table-cell office:value-type="float" office:value="67.23737" calcext:value-type="float">
            <text:p>67.23737</text:p>
          </table:table-cell>
          <table:table-cell office:value-type="float" office:value="9.625058" calcext:value-type="float">
            <text:p>9.625058</text:p>
          </table:table-cell>
          <table:table-cell office:value-type="float" office:value="7.612187" calcext:value-type="float">
            <text:p>7.612187</text:p>
          </table:table-cell>
          <table:table-cell office:value-type="float" office:value="7.638359" calcext:value-type="float">
            <text:p>7.638359</text:p>
          </table:table-cell>
          <table:table-cell table:number-columns-repeated="2"/>
          <table:table-cell office:value-type="float" office:value="7.57015" calcext:value-type="float">
            <text:p>7.57015</text:p>
          </table:table-cell>
          <table:table-cell office:value-type="float" office:value="74.20382" calcext:value-type="float">
            <text:p>74.2038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echnician Idle Times:</text:p>
          </table:table-cell>
          <table:table-cell office:value-type="string" calcext:value-type="string">
            <text:p>mu</text:p>
          </table:table-cell>
          <table:table-cell office:value-type="float" office:value="18.76389" calcext:value-type="float">
            <text:p>18.76389</text:p>
          </table:table-cell>
          <table:table-cell table:style-name="ce1" office:value-type="float" office:value="3.628183" calcext:value-type="float">
            <text:p>3.628183</text:p>
          </table:table-cell>
          <table:table-cell office:value-type="float" office:value="15.65162" calcext:value-type="float">
            <text:p>15.65162</text:p>
          </table:table-cell>
          <table:table-cell office:value-type="float" office:value="11.72106" calcext:value-type="float">
            <text:p>11.72106</text:p>
          </table:table-cell>
          <table:table-cell office:value-type="float" office:value="21.45718" calcext:value-type="float">
            <text:p>21.45718</text:p>
          </table:table-cell>
          <table:table-cell table:number-columns-repeated="2"/>
          <table:table-cell office:value-type="float" office:value="33.23582" calcext:value-type="float">
            <text:p>33.235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511749" calcext:value-type="float">
            <text:p>3.511749</text:p>
          </table:table-cell>
          <table:table-cell office:value-type="float" office:value="2.756473" calcext:value-type="float">
            <text:p>2.756473</text:p>
          </table:table-cell>
          <table:table-cell office:value-type="float" office:value="9.898572" calcext:value-type="float">
            <text:p>9.898572</text:p>
          </table:table-cell>
          <table:table-cell office:value-type="float" office:value="5.612375" calcext:value-type="float">
            <text:p>5.612375</text:p>
          </table:table-cell>
          <table:table-cell office:value-type="float" office:value="7.198592" calcext:value-type="float">
            <text:p>7.198592</text:p>
          </table:table-cell>
          <table:table-cell table:number-columns-repeated="2"/>
          <table:table-cell office:value-type="float" office:value="3.934957" calcext:value-type="float">
            <text:p>3.93495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7.50725" calcext:value-type="float">
            <text:p>17.50725</text:p>
          </table:table-cell>
          <table:table-cell office:value-type="float" office:value="2.64181" calcext:value-type="float">
            <text:p>2.64181</text:p>
          </table:table-cell>
          <table:table-cell office:value-type="float" office:value="12.10953" calcext:value-type="float">
            <text:p>12.10953</text:p>
          </table:table-cell>
          <table:table-cell office:value-type="float" office:value="9.712739" calcext:value-type="float">
            <text:p>9.712739</text:p>
          </table:table-cell>
          <table:table-cell office:value-type="float" office:value="18.88124" calcext:value-type="float">
            <text:p>18.88124</text:p>
          </table:table-cell>
          <table:table-cell table:number-columns-repeated="2"/>
          <table:table-cell office:value-type="float" office:value="31.82774" calcext:value-type="float">
            <text:p>31.8277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20.02053" calcext:value-type="float">
            <text:p>20.02053</text:p>
          </table:table-cell>
          <table:table-cell office:value-type="float" office:value="4.614556" calcext:value-type="float">
            <text:p>4.614556</text:p>
          </table:table-cell>
          <table:table-cell office:value-type="float" office:value="19.19371" calcext:value-type="float">
            <text:p>19.19371</text:p>
          </table:table-cell>
          <table:table-cell office:value-type="float" office:value="13.72939" calcext:value-type="float">
            <text:p>13.72939</text:p>
          </table:table-cell>
          <table:table-cell office:value-type="float" office:value="24.03311" calcext:value-type="float">
            <text:p>24.03311</text:p>
          </table:table-cell>
          <table:table-cell table:number-columns-repeated="2"/>
          <table:table-cell office:value-type="float" office:value="34.6439" calcext:value-type="float">
            <text:p>34.643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echnician Idle Time:</text:p>
          </table:table-cell>
          <table:table-cell office:value-type="string" calcext:value-type="string">
            <text:p>mu</text:p>
          </table:table-cell>
          <table:table-cell office:value-type="float" office:value="69.57986" calcext:value-type="float">
            <text:p>69.57986</text:p>
          </table:table-cell>
          <table:table-cell office:value-type="float" office:value="71.3831" calcext:value-type="float">
            <text:p>71.3831</text:p>
          </table:table-cell>
          <table:table-cell office:value-type="float" office:value="68.44792" calcext:value-type="float">
            <text:p>68.44792</text:p>
          </table:table-cell>
          <table:table-cell office:value-type="float" office:value="69.28704" calcext:value-type="float">
            <text:p>69.28704</text:p>
          </table:table-cell>
          <table:table-cell office:value-type="float" office:value="66.37153" calcext:value-type="float">
            <text:p>66.37153</text:p>
          </table:table-cell>
          <table:table-cell table:number-columns-repeated="2"/>
          <table:table-cell office:value-type="float" office:value="70.40394" calcext:value-type="float">
            <text:p>70.403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5.454422" calcext:value-type="float">
            <text:p>5.454422</text:p>
          </table:table-cell>
          <table:table-cell office:value-type="float" office:value="5.89865" calcext:value-type="float">
            <text:p>5.89865</text:p>
          </table:table-cell>
          <table:table-cell office:value-type="float" office:value="4.257629" calcext:value-type="float">
            <text:p>4.257629</text:p>
          </table:table-cell>
          <table:table-cell office:value-type="float" office:value="4.200342" calcext:value-type="float">
            <text:p>4.200342</text:p>
          </table:table-cell>
          <table:table-cell office:value-type="float" office:value="5.459781" calcext:value-type="float">
            <text:p>5.459781</text:p>
          </table:table-cell>
          <table:table-cell table:number-columns-repeated="2"/>
          <table:table-cell office:value-type="float" office:value="5.325006" calcext:value-type="float">
            <text:p>5.32500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62806" calcext:value-type="float">
            <text:p>67.62806</text:p>
          </table:table-cell>
          <table:table-cell office:value-type="float" office:value="69.27234" calcext:value-type="float">
            <text:p>69.27234</text:p>
          </table:table-cell>
          <table:table-cell office:value-type="float" office:value="66.92437" calcext:value-type="float">
            <text:p>66.92437</text:p>
          </table:table-cell>
          <table:table-cell office:value-type="float" office:value="67.78399" calcext:value-type="float">
            <text:p>67.78399</text:p>
          </table:table-cell>
          <table:table-cell office:value-type="float" office:value="64.41781" calcext:value-type="float">
            <text:p>64.41781</text:p>
          </table:table-cell>
          <table:table-cell table:number-columns-repeated="2"/>
          <table:table-cell office:value-type="float" office:value="68.49844" calcext:value-type="float">
            <text:p>68.4984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1.53167" calcext:value-type="float">
            <text:p>71.53167</text:p>
          </table:table-cell>
          <table:table-cell office:value-type="float" office:value="73.49387" calcext:value-type="float">
            <text:p>73.49387</text:p>
          </table:table-cell>
          <table:table-cell office:value-type="float" office:value="69.97146" calcext:value-type="float">
            <text:p>69.97146</text:p>
          </table:table-cell>
          <table:table-cell office:value-type="float" office:value="70.79008" calcext:value-type="float">
            <text:p>70.79008</text:p>
          </table:table-cell>
          <table:table-cell office:value-type="float" office:value="68.32525" calcext:value-type="float">
            <text:p>68.32525</text:p>
          </table:table-cell>
          <table:table-cell table:number-columns-repeated="2"/>
          <table:table-cell office:value-type="float" office:value="72.30943" calcext:value-type="float">
            <text:p>72.3094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Throughput Time:</text:p>
          </table:table-cell>
          <table:table-cell office:value-type="string" calcext:value-type="string">
            <text:p>mu</text:p>
          </table:table-cell>
          <table:table-cell office:value-type="float" office:value="120.8716" calcext:value-type="float">
            <text:p>120.8716</text:p>
          </table:table-cell>
          <table:table-cell office:value-type="float" office:value="130.4345" calcext:value-type="float">
            <text:p>130.4345</text:p>
          </table:table-cell>
          <table:table-cell office:value-type="float" office:value="82.99966" calcext:value-type="float">
            <text:p>82.99966</text:p>
          </table:table-cell>
          <table:table-cell office:value-type="float" office:value="78.27187" calcext:value-type="float">
            <text:p>78.27187</text:p>
          </table:table-cell>
          <table:table-cell office:value-type="float" office:value="69.13675" calcext:value-type="float">
            <text:p>69.13675</text:p>
          </table:table-cell>
          <table:table-cell table:number-columns-repeated="2"/>
          <table:table-cell office:value-type="float" office:value="56.10802" calcext:value-type="float">
            <text:p>56.10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04" calcext:value-type="float">
            <text:p>44.00404</text:p>
          </table:table-cell>
          <table:table-cell office:value-type="float" office:value="33.68832" calcext:value-type="float">
            <text:p>33.68832</text:p>
          </table:table-cell>
          <table:table-cell office:value-type="float" office:value="31.31919" calcext:value-type="float">
            <text:p>31.31919</text:p>
          </table:table-cell>
          <table:table-cell office:value-type="float" office:value="27.83081" calcext:value-type="float">
            <text:p>27.83081</text:p>
          </table:table-cell>
          <table:table-cell office:value-type="float" office:value="14.93198" calcext:value-type="float">
            <text:p>14.93198</text:p>
          </table:table-cell>
          <table:table-cell table:number-columns-repeated="2"/>
          <table:table-cell office:value-type="float" office:value="14.71779" calcext:value-type="float">
            <text:p>14.717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05.1253" calcext:value-type="float">
            <text:p>105.1253</text:p>
          </table:table-cell>
          <table:table-cell office:value-type="float" office:value="118.3795" calcext:value-type="float">
            <text:p>118.3795</text:p>
          </table:table-cell>
          <table:table-cell office:value-type="float" office:value="71.79244" calcext:value-type="float">
            <text:p>71.79244</text:p>
          </table:table-cell>
          <table:table-cell office:value-type="float" office:value="68.31293" calcext:value-type="float">
            <text:p>68.31293</text:p>
          </table:table-cell>
          <table:table-cell office:value-type="float" office:value="63.79351" calcext:value-type="float">
            <text:p>63.79351</text:p>
          </table:table-cell>
          <table:table-cell table:number-columns-repeated="2"/>
          <table:table-cell office:value-type="float" office:value="50.65657" calcext:value-type="float">
            <text:p>50.6565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36.618" calcext:value-type="float">
            <text:p>136.618</text:p>
          </table:table-cell>
          <table:table-cell office:value-type="float" office:value="142.4894" calcext:value-type="float">
            <text:p>142.4894</text:p>
          </table:table-cell>
          <table:table-cell office:value-type="float" office:value="94.20688" calcext:value-type="float">
            <text:p>94.20688</text:p>
          </table:table-cell>
          <table:table-cell office:value-type="float" office:value="88.23082" calcext:value-type="float">
            <text:p>88.23082</text:p>
          </table:table-cell>
          <table:table-cell office:value-type="float" office:value="74.47999" calcext:value-type="float">
            <text:p>74.47999</text:p>
          </table:table-cell>
          <table:table-cell table:number-columns-repeated="2"/>
          <table:table-cell office:value-type="float" office:value="61.55946" calcext:value-type="float">
            <text:p>61.5594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hroughput Time:</text:p>
          </table:table-cell>
          <table:table-cell office:value-type="string" calcext:value-type="string">
            <text:p>mu</text:p>
          </table:table-cell>
          <table:table-cell office:value-type="float" office:value="109.4875" calcext:value-type="float">
            <text:p>109.4875</text:p>
          </table:table-cell>
          <table:table-cell office:value-type="float" office:value="105.7976" calcext:value-type="float">
            <text:p>105.7976</text:p>
          </table:table-cell>
          <table:table-cell office:value-type="float" office:value="60.6255" calcext:value-type="float">
            <text:p>60.6255</text:p>
          </table:table-cell>
          <table:table-cell office:value-type="float" office:value="51.56817" calcext:value-type="float">
            <text:p>51.56817</text:p>
          </table:table-cell>
          <table:table-cell office:value-type="float" office:value="52.29921" calcext:value-type="float">
            <text:p>52.29921</text:p>
          </table:table-cell>
          <table:table-cell table:number-columns-repeated="2"/>
          <table:table-cell office:value-type="float" office:value="48.64538" calcext:value-type="float">
            <text:p>48.645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9.10383" calcext:value-type="float">
            <text:p>49.10383</text:p>
          </table:table-cell>
          <table:table-cell office:value-type="float" office:value="32.59461" calcext:value-type="float">
            <text:p>32.59461</text:p>
          </table:table-cell>
          <table:table-cell office:value-type="float" office:value="25.2353" calcext:value-type="float">
            <text:p>25.2353</text:p>
          </table:table-cell>
          <table:table-cell office:value-type="float" office:value="17.17797" calcext:value-type="float">
            <text:p>17.17797</text:p>
          </table:table-cell>
          <table:table-cell office:value-type="float" office:value="12.65493" calcext:value-type="float">
            <text:p>12.65493</text:p>
          </table:table-cell>
          <table:table-cell table:number-columns-repeated="2"/>
          <table:table-cell office:value-type="float" office:value="21.62587" calcext:value-type="float">
            <text:p>21.6258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9162" calcext:value-type="float">
            <text:p>91.9162</text:p>
          </table:table-cell>
          <table:table-cell office:value-type="float" office:value="94.13398" calcext:value-type="float">
            <text:p>94.13398</text:p>
          </table:table-cell>
          <table:table-cell office:value-type="float" office:value="51.59533" calcext:value-type="float">
            <text:p>51.59533</text:p>
          </table:table-cell>
          <table:table-cell office:value-type="float" office:value="45.42122" calcext:value-type="float">
            <text:p>45.42122</text:p>
          </table:table-cell>
          <table:table-cell office:value-type="float" office:value="47.77079" calcext:value-type="float">
            <text:p>47.77079</text:p>
          </table:table-cell>
          <table:table-cell table:number-columns-repeated="2"/>
          <table:table-cell office:value-type="float" office:value="40.48821" calcext:value-type="float">
            <text:p>40.488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7.0587" calcext:value-type="float">
            <text:p>127.0587</text:p>
          </table:table-cell>
          <table:table-cell office:value-type="float" office:value="117.4612" calcext:value-type="float">
            <text:p>117.4612</text:p>
          </table:table-cell>
          <table:table-cell office:value-type="float" office:value="69.65567" calcext:value-type="float">
            <text:p>69.65567</text:p>
          </table:table-cell>
          <table:table-cell office:value-type="float" office:value="57.71511" calcext:value-type="float">
            <text:p>57.71511</text:p>
          </table:table-cell>
          <table:table-cell office:value-type="float" office:value="56.82764" calcext:value-type="float">
            <text:p>56.82764</text:p>
          </table:table-cell>
          <table:table-cell table:number-columns-repeated="2"/>
          <table:table-cell office:value-type="float" office:value="56.80256" calcext:value-type="float">
            <text:p>56.8025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Wait Time:</text:p>
          </table:table-cell>
          <table:table-cell office:value-type="string" calcext:value-type="string">
            <text:p>mu</text:p>
          </table:table-cell>
          <table:table-cell office:value-type="float" office:value="83.86498" calcext:value-type="float">
            <text:p>83.86498</text:p>
          </table:table-cell>
          <table:table-cell office:value-type="float" office:value="93.45906" calcext:value-type="float">
            <text:p>93.45906</text:p>
          </table:table-cell>
          <table:table-cell office:value-type="float" office:value="46.04483" calcext:value-type="float">
            <text:p>46.04483</text:p>
          </table:table-cell>
          <table:table-cell office:value-type="float" office:value="41.30993" calcext:value-type="float">
            <text:p>41.30993</text:p>
          </table:table-cell>
          <table:table-cell office:value-type="float" office:value="32.11969" calcext:value-type="float">
            <text:p>32.11969</text:p>
          </table:table-cell>
          <table:table-cell table:number-columns-repeated="2"/>
          <table:table-cell office:value-type="float" office:value="19.12992" calcext:value-type="float">
            <text:p>19.1299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64" calcext:value-type="float">
            <text:p>44.00464</text:p>
          </table:table-cell>
          <table:table-cell office:value-type="float" office:value="33.51651" calcext:value-type="float">
            <text:p>33.51651</text:p>
          </table:table-cell>
          <table:table-cell office:value-type="float" office:value="31.40359" calcext:value-type="float">
            <text:p>31.40359</text:p>
          </table:table-cell>
          <table:table-cell office:value-type="float" office:value="27.86657" calcext:value-type="float">
            <text:p>27.86657</text:p>
          </table:table-cell>
          <table:table-cell office:value-type="float" office:value="14.94125" calcext:value-type="float">
            <text:p>14.94125</text:p>
          </table:table-cell>
          <table:table-cell table:number-columns-repeated="2"/>
          <table:table-cell office:value-type="float" office:value="14.48855" calcext:value-type="float">
            <text:p>14.4885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8.11842" calcext:value-type="float">
            <text:p>68.11842</text:p>
          </table:table-cell>
          <table:table-cell office:value-type="float" office:value="81.46555" calcext:value-type="float">
            <text:p>81.46555</text:p>
          </table:table-cell>
          <table:table-cell office:value-type="float" office:value="34.80741" calcext:value-type="float">
            <text:p>34.80741</text:p>
          </table:table-cell>
          <table:table-cell office:value-type="float" office:value="31.33819" calcext:value-type="float">
            <text:p>31.33819</text:p>
          </table:table-cell>
          <table:table-cell office:value-type="float" office:value="26.77313" calcext:value-type="float">
            <text:p>26.77313</text:p>
          </table:table-cell>
          <table:table-cell table:number-columns-repeated="2"/>
          <table:table-cell office:value-type="float" office:value="13.76339" calcext:value-type="float">
            <text:p>13.763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9.61155" calcext:value-type="float">
            <text:p>99.61155</text:p>
          </table:table-cell>
          <table:table-cell office:value-type="float" office:value="105.4526" calcext:value-type="float">
            <text:p>105.4526</text:p>
          </table:table-cell>
          <table:table-cell office:value-type="float" office:value="57.28225" calcext:value-type="float">
            <text:p>57.28225</text:p>
          </table:table-cell>
          <table:table-cell office:value-type="float" office:value="51.28167" calcext:value-type="float">
            <text:p>51.28167</text:p>
          </table:table-cell>
          <table:table-cell office:value-type="float" office:value="37.46625" calcext:value-type="float">
            <text:p>37.46625</text:p>
          </table:table-cell>
          <table:table-cell table:number-columns-repeated="2"/>
          <table:table-cell office:value-type="float" office:value="24.49646" calcext:value-type="float">
            <text:p>24.4964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Wait Time:</text:p>
          </table:table-cell>
          <table:table-cell office:value-type="string" calcext:value-type="string">
            <text:p>mu</text:p>
          </table:table-cell>
          <table:table-cell office:value-type="float" office:value="86.80003" calcext:value-type="float">
            <text:p>86.80003</text:p>
          </table:table-cell>
          <table:table-cell table:style-name="ce1" office:value-type="float" office:value="82.97224" calcext:value-type="float">
            <text:p>82.97224</text:p>
          </table:table-cell>
          <table:table-cell office:value-type="float" office:value="37.68362" calcext:value-type="float">
            <text:p>37.68362</text:p>
          </table:table-cell>
          <table:table-cell office:value-type="float" office:value="28.77479" calcext:value-type="float">
            <text:p>28.77479</text:p>
          </table:table-cell>
          <table:table-cell office:value-type="float" office:value="29.58206" calcext:value-type="float">
            <text:p>29.58206</text:p>
          </table:table-cell>
          <table:table-cell table:number-columns-repeated="2"/>
          <table:table-cell office:value-type="float" office:value="26.17932" calcext:value-type="float">
            <text:p>26.179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48.98326" calcext:value-type="float">
            <text:p>48.98326</text:p>
          </table:table-cell>
          <table:table-cell office:value-type="float" office:value="32.40179" calcext:value-type="float">
            <text:p>32.40179</text:p>
          </table:table-cell>
          <table:table-cell office:value-type="float" office:value="25.26624" calcext:value-type="float">
            <text:p>25.26624</text:p>
          </table:table-cell>
          <table:table-cell office:value-type="float" office:value="17.34603" calcext:value-type="float">
            <text:p>17.34603</text:p>
          </table:table-cell>
          <table:table-cell office:value-type="float" office:value="12.75888" calcext:value-type="float">
            <text:p>12.75888</text:p>
          </table:table-cell>
          <table:table-cell table:number-columns-repeated="2"/>
          <table:table-cell office:value-type="float" office:value="21.40238" calcext:value-type="float">
            <text:p>21.402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69.27191" calcext:value-type="float">
            <text:p>69.27191</text:p>
          </table:table-cell>
          <table:table-cell office:value-type="float" office:value="71.37762" calcext:value-type="float">
            <text:p>71.37762</text:p>
          </table:table-cell>
          <table:table-cell office:value-type="float" office:value="28.64238" calcext:value-type="float">
            <text:p>28.64238</text:p>
          </table:table-cell>
          <table:table-cell office:value-type="float" office:value="22.56771" calcext:value-type="float">
            <text:p>22.56771</text:p>
          </table:table-cell>
          <table:table-cell office:value-type="float" office:value="25.01644" calcext:value-type="float">
            <text:p>25.01644</text:p>
          </table:table-cell>
          <table:table-cell table:number-columns-repeated="2"/>
          <table:table-cell office:value-type="float" office:value="18.10644" calcext:value-type="float">
            <text:p>18.1064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table:style-name="Default" office:value-type="float" office:value="104.3281" calcext:value-type="float">
            <text:p>104.3281</text:p>
          </table:table-cell>
          <table:table-cell office:value-type="float" office:value="94.56686" calcext:value-type="float">
            <text:p>94.56686</text:p>
          </table:table-cell>
          <table:table-cell office:value-type="float" office:value="46.72486" calcext:value-type="float">
            <text:p>46.72486</text:p>
          </table:table-cell>
          <table:table-cell office:value-type="float" office:value="34.98188" calcext:value-type="float">
            <text:p>34.98188</text:p>
          </table:table-cell>
          <table:table-cell office:value-type="float" office:value="34.14768" calcext:value-type="float">
            <text:p>34.14768</text:p>
          </table:table-cell>
          <table:table-cell table:number-columns-repeated="2"/>
          <table:table-cell office:value-type="float" office:value="34.25219" calcext:value-type="float">
            <text:p>34.2521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%Oral Idle</text:p>
          </table:table-cell>
          <table:table-cell/>
          <table:table-cell table:style-name="Default" table:formula="of:=[.C80]/[.C70]" office:value-type="float" office:value="0.693835276442109" calcext:value-type="float">
            <text:p>0.693835276442109</text:p>
          </table:table-cell>
          <table:table-cell table:formula="of:=[.D80]/[.D70]" office:value-type="float" office:value="0.716521012462194" calcext:value-type="float">
            <text:p>0.716521012462194</text:p>
          </table:table-cell>
          <table:table-cell table:formula="of:=[.E80]/[.E70]" office:value-type="float" office:value="0.554759260459621" calcext:value-type="float">
            <text:p>0.554759260459621</text:p>
          </table:table-cell>
          <table:table-cell table:formula="of:=[.F80]/[.F70]" office:value-type="float" office:value="0.527774920926254" calcext:value-type="float">
            <text:p>0.527774920926254</text:p>
          </table:table-cell>
          <table:table-cell table:formula="of:=[.G80]/[.G70]" office:value-type="float" office:value="0.464582005951972" calcext:value-type="float">
            <text:p>0.4645820059519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%IV Idle</text:p>
          </table:table-cell>
          <table:table-cell/>
          <table:table-cell table:style-name="Default" table:formula="of:=[.C85]/[.C75]" office:value-type="float" office:value="0.792784838451878" calcext:value-type="float">
            <text:p>0.792784838451878</text:p>
          </table:table-cell>
          <table:table-cell table:formula="of:=[.D85]/[.D75]" office:value-type="float" office:value="0.784254463239242" calcext:value-type="float">
            <text:p>0.784254463239242</text:p>
          </table:table-cell>
          <table:table-cell table:formula="of:=[.E85]/[.E75]" office:value-type="float" office:value="0.621580358100139" calcext:value-type="float">
            <text:p>0.621580358100139</text:p>
          </table:table-cell>
          <table:table-cell table:formula="of:=[.F85]/[.F75]" office:value-type="float" office:value="0.55799517415491" calcext:value-type="float">
            <text:p>0.55799517415491</text:p>
          </table:table-cell>
          <table:table-cell table:formula="of:=[.G85]/[.G75]" office:value-type="float" office:value="0.565631106091277" calcext:value-type="float">
            <text:p>0.565631106091277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verage Queue Lengths:</text:p>
          </table:table-cell>
          <table:table-cell/>
          <table:table-cell table:style-name="Default" table:formula="of:=SUM([.C12];[.C17];[.C22];[.C27];[.C32];[.C37])/6" office:value-type="float" office:value="2.6474729" calcext:value-type="float">
            <text:p>2.6474729</text:p>
          </table:table-cell>
          <table:table-cell table:formula="of:=SUM([.D12];[.D17];[.D22];[.D27];[.D32];[.D37])/6" office:value-type="float" office:value="2.89829223333333" calcext:value-type="float">
            <text:p>2.89829223333333</text:p>
          </table:table-cell>
          <table:table-cell table:formula="of:=SUM([.E12];[.E17];[.E22];[.E27];[.E32];[.E37])/6" office:value-type="float" office:value="1.38941934333333" calcext:value-type="float">
            <text:p>1.38941934333333</text:p>
          </table:table-cell>
          <table:table-cell table:formula="of:=SUM([.F12];[.F17];[.F22];[.F27];[.F32];[.F37])/6" office:value-type="float" office:value="1.18690967166667" calcext:value-type="float">
            <text:p>1.18690967166667</text:p>
          </table:table-cell>
          <table:table-cell table:formula="of:=SUM([.G12];[.G17];[.G22];[.G27];[.G32];[.G37])/6" office:value-type="float" office:value="0.964917081666667" calcext:value-type="float">
            <text:p>0.964917081666667</text:p>
          </table:table-cell>
          <table:table-cell table:number-columns-repeated="2"/>
          <table:table-cell table:formula="of:=SUM([.J12];[.J17];[.J22];[.J27];[.J32];[.J37])/6" office:value-type="float" office:value="8.66048977716667" calcext:value-type="float">
            <text:p>8.66048977716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erage Idle Percentage</text:p>
          </table:table-cell>
          <table:table-cell/>
          <table:table-cell table:style-name="Default" table:formula="of:=(2*[.C55]+4*[.C60]+[.C60])/7" office:value-type="float" office:value="14.4747031428571" calcext:value-type="float">
            <text:p>14.4747031428571</text:p>
          </table:table-cell>
          <table:table-cell table:formula="of:=(2*[.D55]+4*[.D60]+[.D60])/7" office:value-type="float" office:value="21.6271078571429" calcext:value-type="float">
            <text:p>21.6271078571429</text:p>
          </table:table-cell>
          <table:table-cell table:formula="of:=(2*[.E55]+4*[.E60]+[.E60])/7" office:value-type="float" office:value="13.3948411428571" calcext:value-type="float">
            <text:p>13.3948411428571</text:p>
          </table:table-cell>
          <table:table-cell table:formula="of:=(2*[.F55]+4*[.F60]+[.F60])/7" office:value-type="float" office:value="10.2276751428571" calcext:value-type="float">
            <text:p>10.2276751428571</text:p>
          </table:table-cell>
          <table:table-cell table:formula="of:=(2*[.G55]+4*[.G60]+[.G60])/7" office:value-type="float" office:value="17.133766" calcext:value-type="float">
            <text:p>17.133766</text:p>
          </table:table-cell>
          <table:table-cell table:number-columns-repeated="2"/>
          <table:table-cell table:formula="of:=(2*[.J55]+4*[.J60]+[.J60])/7" office:value-type="float" office:value="25.4852417142857" calcext:value-type="float">
            <text:p>25.48524171428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erage Wait Time:</text:p>
          </table:table-cell>
          <table:table-cell/>
          <table:table-cell table:style-name="Default" table:formula="of:=AVERAGE([.C80];[.C85])" office:value-type="float" office:value="85.332505" calcext:value-type="float">
            <text:p>85.332505</text:p>
          </table:table-cell>
          <table:table-cell table:formula="of:=AVERAGE([.D80];[.D85])" office:value-type="float" office:value="88.21565" calcext:value-type="float">
            <text:p>88.21565</text:p>
          </table:table-cell>
          <table:table-cell table:formula="of:=AVERAGE([.E80];[.E85])" office:value-type="float" office:value="41.864225" calcext:value-type="float">
            <text:p>41.864225</text:p>
          </table:table-cell>
          <table:table-cell table:formula="of:=AVERAGE([.F80];[.F85])" office:value-type="float" office:value="35.04236" calcext:value-type="float">
            <text:p>35.04236</text:p>
          </table:table-cell>
          <table:table-cell table:formula="of:=AVERAGE([.G80];[.G85])" office:value-type="float" office:value="30.850875" calcext:value-type="float">
            <text:p>30.850875</text:p>
          </table:table-cell>
          <table:table-cell table:number-columns-repeated="2"/>
          <table:table-cell table:formula="of:=AVERAGE([.J80];[.J85])" office:value-type="float" office:value="22.65462" calcext:value-type="float">
            <text:p>22.654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erage Throughput Time:</text:p>
          </table:table-cell>
          <table:table-cell/>
          <table:table-cell table:style-name="Default" table:formula="of:=AVERAGE([.C70];[.C75])" office:value-type="float" office:value="115.17955" calcext:value-type="float">
            <text:p>115.17955</text:p>
          </table:table-cell>
          <table:table-cell table:formula="of:=AVERAGE([.D70];[.D75])" office:value-type="float" office:value="118.11605" calcext:value-type="float">
            <text:p>118.11605</text:p>
          </table:table-cell>
          <table:table-cell table:formula="of:=AVERAGE([.E70];[.E75])" office:value-type="float" office:value="71.81258" calcext:value-type="float">
            <text:p>71.81258</text:p>
          </table:table-cell>
          <table:table-cell table:formula="of:=AVERAGE([.F70];[.F75])" office:value-type="float" office:value="64.92002" calcext:value-type="float">
            <text:p>64.92002</text:p>
          </table:table-cell>
          <table:table-cell table:formula="of:=AVERAGE([.G70];[.G75])" office:value-type="float" office:value="60.71798" calcext:value-type="float">
            <text:p>60.71798</text:p>
          </table:table-cell>
          <table:table-cell table:number-columns-repeated="2"/>
          <table:table-cell table:formula="of:=AVERAGE([.J70];[.J75])" office:value-type="float" office:value="52.3767" calcext:value-type="float">
            <text:p>52.376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verage Queue Lengths No Tech:</text:p>
          </table:table-cell>
          <table:table-cell/>
          <table:table-cell table:style-name="Default" table:formula="of:=SUM([.C12];[.C17];[.C22];[.C37];[.C32])/5" office:value-type="float" office:value="3.15552304" calcext:value-type="float">
            <text:p>3.15552304</text:p>
          </table:table-cell>
          <table:table-cell table:formula="of:=SUM([.D12];[.D17];[.D22];[.D37];[.D32])/5" office:value-type="float" office:value="3.467288642" calcext:value-type="float">
            <text:p>3.467288642</text:p>
          </table:table-cell>
          <table:table-cell table:formula="of:=SUM([.E12];[.E17];[.E22];[.E37];[.E32])/5" office:value-type="float" office:value="1.6491296" calcext:value-type="float">
            <text:p>1.6491296</text:p>
          </table:table-cell>
          <table:table-cell table:formula="of:=SUM([.F12];[.F17];[.F22];[.F37];[.F32])/5" office:value-type="float" office:value="1.40593744" calcext:value-type="float">
            <text:p>1.40593744</text:p>
          </table:table-cell>
          <table:table-cell table:formula="of:=SUM([.G12];[.G17];[.G22];[.G37];[.G32])/5" office:value-type="float" office:value="1.14144448" calcext:value-type="float">
            <text:p>1.14144448</text:p>
          </table:table-cell>
          <table:table-cell table:number-columns-repeated="2"/>
          <table:table-cell table:formula="of:=SUM([.J12];[.J17];[.J22];[.J37];[.J32])/5" office:value-type="float" office:value="10.3640576326" calcext:value-type="float">
            <text:p>10.3640576326</text:p>
          </table:table-cell>
          <table:table-cell table:number-columns-repeated="1014"/>
        </table:table-row>
      </table:table>
      <table:table table:name="OralThrough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Or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.63333" calcext:value-type="float">
            <text:p>19.63333</text:p>
          </table:table-cell>
          <table:table-cell table:style-name="ce3" office:value-type="float" office:value="41.83333" calcext:value-type="float">
            <text:p>41.83333</text:p>
          </table:table-cell>
          <table:table-cell table:style-name="ce3" office:value-type="float" office:value="64.9" calcext:value-type="float">
            <text:p>64.9</text:p>
          </table:table-cell>
          <table:table-cell table:style-name="ce3" office:value-type="float" office:value="70.1" calcext:value-type="float">
            <text:p>70.1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71.46667" calcext:value-type="float">
            <text:p>71.46667</text:p>
          </table:table-cell>
          <table:table-cell table:style-name="ce3" office:value-type="float" office:value="71.7" calcext:value-type="float">
            <text:p>71.7</text:p>
          </table:table-cell>
          <table:table-cell table:style-name="ce3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41.63333" calcext:value-type="float">
            <text:p>41.63333</text:p>
          </table:table-cell>
          <table:table-cell table:style-name="ce3" office:value-type="float" office:value="65.8" calcext:value-type="float">
            <text:p>65.8</text:p>
          </table:table-cell>
          <table:table-cell table:style-name="ce5" office:value-type="float" office:value="71.66667" calcext:value-type="float">
            <text:p>71.66667</text:p>
          </table:table-cell>
          <table:table-cell table:style-name="ce3" office:value-type="float" office:value="71.83333" calcext:value-type="float">
            <text:p>71.83333</text:p>
          </table:table-cell>
          <table:table-cell table:style-name="ce3" office:value-type="float" office:value="71.93333" calcext:value-type="float">
            <text:p>71.93333</text:p>
          </table:table-cell>
          <table:table-cell table:style-name="ce3" office:value-type="float" office:value="71.96667" calcext:value-type="float">
            <text:p>71.96667</text:p>
          </table:table-cell>
          <table:table-cell table:number-columns-repeated="2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6.33333" calcext:value-type="float">
            <text:p>66.33333</text:p>
          </table:table-cell>
          <table:table-cell table:number-columns-repeated="7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4" office:value-type="float" office:value="66.56667" calcext:value-type="float">
            <text:p>66.56667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7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68" calcext:value-type="float">
            <text:p>68</text:p>
          </table:table-cell>
          <table:table-cell table:number-columns-repeated="9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table:number-columns-repeated="11"/>
          <table:table-cell table:style-name="ce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IvThrough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IV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4" office:value-type="float" office:value="3.566667" calcext:value-type="float">
            <text:p>3.566667</text:p>
          </table:table-cell>
          <table:table-cell table:style-name="ce4" office:value-type="float" office:value="25.53333" calcext:value-type="float">
            <text:p>25.53333</text:p>
          </table:table-cell>
          <table:table-cell table:style-name="ce3" office:value-type="float" office:value="36.5" calcext:value-type="float">
            <text:p>36.5</text:p>
          </table:table-cell>
          <table:table-cell table:style-name="ce3" office:value-type="float" office:value="47.3" calcext:value-type="float">
            <text:p>47.3</text:p>
          </table:table-cell>
          <table:table-cell table:number-columns-repeated="5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float" office:value="25.56667" calcext:value-type="float">
            <text:p>25.56667</text:p>
          </table:table-cell>
          <table:table-cell table:style-name="ce4" office:value-type="float" office:value="37.03333" calcext:value-type="float">
            <text:p>37.03333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4" office:value-type="float" office:value="37.43333" calcext:value-type="float">
            <text:p>37.43333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10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Total Through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Tot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6" table:formula="of:=[$OralThrough.C3]+[$IvThrough.C3]" office:value-type="float" office:value="0" calcext:value-type="float">
            <text:p>0</text:p>
          </table:table-cell>
          <table:table-cell table:style-name="ce6" table:formula="of:=[$OralThrough.D3]+[$IvThrough.D3]" office:value-type="float" office:value="6.566667" calcext:value-type="float">
            <text:p>6.566667</text:p>
          </table:table-cell>
          <table:table-cell table:style-name="ce6" table:formula="of:=[$OralThrough.E3]+[$IvThrough.E3]" office:value-type="float" office:value="45.16666" calcext:value-type="float">
            <text:p>45.16666</text:p>
          </table:table-cell>
          <table:table-cell table:style-name="ce6" table:formula="of:=[$OralThrough.F3]+[$IvThrough.F3]" office:value-type="float" office:value="78.33333" calcext:value-type="float">
            <text:p>78.33333</text:p>
          </table:table-cell>
          <table:table-cell table:style-name="ce6" table:formula="of:=[$OralThrough.G3]+[$IvThrough.G3]" office:value-type="float" office:value="112.2" calcext:value-type="float">
            <text:p>112.2</text:p>
          </table:table-cell>
          <table:table-cell table:style-name="ce6" table:formula="of:=[$OralThrough.H3]+[$IvThrough.H3]" office:value-type="float" office:value="118.1" calcext:value-type="float">
            <text:p>118.1</text:p>
          </table:table-cell>
          <table:table-cell table:style-name="ce6" table:formula="of:=[$OralThrough.I3]+[$IvThrough.I3]" office:value-type="float" office:value="119.3" calcext:value-type="float">
            <text:p>119.3</text:p>
          </table:table-cell>
          <table:table-cell table:style-name="ce6" table:formula="of:=[$OralThrough.J3]+[$IvThrough.J3]" office:value-type="float" office:value="119.46667" calcext:value-type="float">
            <text:p>119.46667</text:p>
          </table:table-cell>
          <table:table-cell table:style-name="ce6" table:formula="of:=[$OralThrough.K3]+[$IvThrough.K3]" office:value-type="float" office:value="119.7" calcext:value-type="float">
            <text:p>119.7</text:p>
          </table:table-cell>
          <table:table-cell table:style-name="ce6" table:formula="of:=[$OralThrough.L3]+[$IvThrough.L3]"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6" table:formula="of:=[$OralThrough.C4]+[$IvThrough.C4]" office:value-type="float" office:value="7" calcext:value-type="float">
            <text:p>7</text:p>
          </table:table-cell>
          <table:table-cell table:style-name="ce6" table:formula="of:=[$OralThrough.D4]+[$IvThrough.D4]" office:value-type="float" office:value="45.26667" calcext:value-type="float">
            <text:p>45.26667</text:p>
          </table:table-cell>
          <table:table-cell table:style-name="ce6" table:formula="of:=[$OralThrough.E4]+[$IvThrough.E4]" office:value-type="float" office:value="78.66666" calcext:value-type="float">
            <text:p>78.66666</text:p>
          </table:table-cell>
          <table:table-cell table:style-name="ce6" table:formula="of:=[$OralThrough.F4]+[$IvThrough.F4]" office:value-type="float" office:value="113.8" calcext:value-type="float">
            <text:p>113.8</text:p>
          </table:table-cell>
          <table:table-cell table:style-name="ce6" table:formula="of:=[$OralThrough.G4]+[$IvThrough.G4]" office:value-type="float" office:value="119.66667" calcext:value-type="float">
            <text:p>119.66667</text:p>
          </table:table-cell>
          <table:table-cell table:style-name="ce6" table:formula="of:=[$OralThrough.H4]+[$IvThrough.H4]" office:value-type="float" office:value="119.83333" calcext:value-type="float">
            <text:p>119.83333</text:p>
          </table:table-cell>
          <table:table-cell table:style-name="ce6" table:formula="of:=[$OralThrough.I4]+[$IvThrough.I4]" office:value-type="float" office:value="119.93333" calcext:value-type="float">
            <text:p>119.93333</text:p>
          </table:table-cell>
          <table:table-cell table:style-name="ce6" table:formula="of:=[$OralThrough.J4]+[$IvThrough.J4]" office:value-type="float" office:value="119.96667" calcext:value-type="float">
            <text:p>119.96667</text:p>
          </table:table-cell>
          <table:table-cell table:style-name="ce6" table:formula="of:=[$OralThrough.K4]+[$IvThrough.K4]" office:value-type="float" office:value="120" calcext:value-type="float">
            <text:p>120</text:p>
          </table:table-cell>
          <table:table-cell table:style-name="ce6" table:formula="of:=[$OralThrough.L4]+[$IvThrough.L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6" table:formula="of:=[$OralThrough.C5]+[$IvThrough.C5]" office:value-type="float" office:value="45" calcext:value-type="float">
            <text:p>45</text:p>
          </table:table-cell>
          <table:table-cell table:style-name="ce6" table:formula="of:=[$OralThrough.D5]+[$IvThrough.D5]" office:value-type="float" office:value="79.43333" calcext:value-type="float">
            <text:p>79.43333</text:p>
          </table:table-cell>
          <table:table-cell table:style-name="ce6" table:formula="of:=[$OralThrough.E5]+[$IvThrough.E5]" office:value-type="float" office:value="114.33333" calcext:value-type="float">
            <text:p>114.33333</text:p>
          </table:table-cell>
          <table:table-cell table:style-name="ce6" table:formula="of:=[$OralThrough.F5]+[$IvThrough.F5]" office:value-type="float" office:value="120" calcext:value-type="float">
            <text:p>120</text:p>
          </table:table-cell>
          <table:table-cell table:style-name="ce6" table:formula="of:=[$OralThrough.G5]+[$IvThrough.G5]" office:value-type="float" office:value="120" calcext:value-type="float">
            <text:p>120</text:p>
          </table:table-cell>
          <table:table-cell table:style-name="ce6" table:formula="of:=[$OralThrough.H5]+[$IvThrough.H5]" office:value-type="float" office:value="120" calcext:value-type="float">
            <text:p>120</text:p>
          </table:table-cell>
          <table:table-cell table:style-name="ce6" table:formula="of:=[$OralThrough.I5]+[$IvThrough.I5]" office:value-type="float" office:value="120" calcext:value-type="float">
            <text:p>120</text:p>
          </table:table-cell>
          <table:table-cell table:style-name="ce6" table:formula="of:=[$OralThrough.J5]+[$IvThrough.J5]" office:value-type="float" office:value="120" calcext:value-type="float">
            <text:p>120</text:p>
          </table:table-cell>
          <table:table-cell table:style-name="ce6" table:formula="of:=[$OralThrough.K5]+[$IvThrough.K5]" office:value-type="float" office:value="120" calcext:value-type="float">
            <text:p>120</text:p>
          </table:table-cell>
          <table:table-cell table:style-name="ce6" table:formula="of:=[$OralThrough.L5]+[$IvThrough.L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6" table:formula="of:=[$OralThrough.C6]+[$IvThrough.C6]" office:value-type="float" office:value="80" calcext:value-type="float">
            <text:p>80</text:p>
          </table:table-cell>
          <table:table-cell table:style-name="ce6" table:formula="of:=[$OralThrough.D6]+[$IvThrough.D6]" office:value-type="float" office:value="114.56667" calcext:value-type="float">
            <text:p>114.56667</text:p>
          </table:table-cell>
          <table:table-cell table:style-name="ce6" table:formula="of:=[$OralThrough.E6]+[$IvThrough.E6]" office:value-type="float" office:value="120" calcext:value-type="float">
            <text:p>120</text:p>
          </table:table-cell>
          <table:table-cell table:style-name="ce6" table:formula="of:=[$OralThrough.F6]+[$IvThrough.F6]" office:value-type="float" office:value="120" calcext:value-type="float">
            <text:p>120</text:p>
          </table:table-cell>
          <table:table-cell table:style-name="ce6" table:formula="of:=[$OralThrough.G6]+[$IvThrough.G6]" office:value-type="float" office:value="120" calcext:value-type="float">
            <text:p>120</text:p>
          </table:table-cell>
          <table:table-cell table:style-name="ce6" table:formula="of:=[$OralThrough.H6]+[$IvThrough.H6]" office:value-type="float" office:value="120" calcext:value-type="float">
            <text:p>120</text:p>
          </table:table-cell>
          <table:table-cell table:style-name="ce6" table:formula="of:=[$OralThrough.I6]+[$IvThrough.I6]" office:value-type="float" office:value="120" calcext:value-type="float">
            <text:p>120</text:p>
          </table:table-cell>
          <table:table-cell table:style-name="ce6" table:formula="of:=[$OralThrough.J6]+[$IvThrough.J6]" office:value-type="float" office:value="120" calcext:value-type="float">
            <text:p>120</text:p>
          </table:table-cell>
          <table:table-cell table:style-name="ce6" table:formula="of:=[$OralThrough.K6]+[$IvThrough.K6]" office:value-type="float" office:value="120" calcext:value-type="float">
            <text:p>120</text:p>
          </table:table-cell>
          <table:table-cell table:style-name="ce6" table:formula="of:=[$OralThrough.L6]+[$IvThrough.L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6" table:formula="of:=[$OralThrough.C7]+[$IvThrough.C7]" office:value-type="float" office:value="116" calcext:value-type="float">
            <text:p>116</text:p>
          </table:table-cell>
          <table:table-cell table:style-name="ce6" table:formula="of:=[$OralThrough.D7]+[$IvThrough.D7]" office:value-type="float" office:value="120" calcext:value-type="float">
            <text:p>120</text:p>
          </table:table-cell>
          <table:table-cell table:style-name="ce6" table:formula="of:=[$OralThrough.E7]+[$IvThrough.E7]" office:value-type="float" office:value="120" calcext:value-type="float">
            <text:p>120</text:p>
          </table:table-cell>
          <table:table-cell table:style-name="ce6" table:formula="of:=[$OralThrough.F7]+[$IvThrough.F7]" office:value-type="float" office:value="120" calcext:value-type="float">
            <text:p>120</text:p>
          </table:table-cell>
          <table:table-cell table:style-name="ce6" table:formula="of:=[$OralThrough.G7]+[$IvThrough.G7]" office:value-type="float" office:value="120" calcext:value-type="float">
            <text:p>120</text:p>
          </table:table-cell>
          <table:table-cell table:style-name="ce6" table:formula="of:=[$OralThrough.H7]+[$IvThrough.H7]" office:value-type="float" office:value="120" calcext:value-type="float">
            <text:p>120</text:p>
          </table:table-cell>
          <table:table-cell table:style-name="ce6" table:formula="of:=[$OralThrough.I7]+[$IvThrough.I7]" office:value-type="float" office:value="120" calcext:value-type="float">
            <text:p>120</text:p>
          </table:table-cell>
          <table:table-cell table:style-name="ce6" table:formula="of:=[$OralThrough.J7]+[$IvThrough.J7]" office:value-type="float" office:value="120" calcext:value-type="float">
            <text:p>120</text:p>
          </table:table-cell>
          <table:table-cell table:style-name="ce6" table:formula="of:=[$OralThrough.K7]+[$IvThrough.K7]" office:value-type="float" office:value="120" calcext:value-type="float">
            <text:p>120</text:p>
          </table:table-cell>
          <table:table-cell table:style-name="ce6" table:formula="of:=[$OralThrough.L7]+[$IvThrough.L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6" table:formula="of:=[$OralThrough.C8]+[$IvThrough.C8]" office:value-type="float" office:value="120" calcext:value-type="float">
            <text:p>120</text:p>
          </table:table-cell>
          <table:table-cell table:style-name="ce6" table:formula="of:=[$OralThrough.D8]+[$IvThrough.D8]" office:value-type="float" office:value="120" calcext:value-type="float">
            <text:p>120</text:p>
          </table:table-cell>
          <table:table-cell table:style-name="ce6" table:formula="of:=[$OralThrough.E8]+[$IvThrough.E8]" office:value-type="float" office:value="120" calcext:value-type="float">
            <text:p>120</text:p>
          </table:table-cell>
          <table:table-cell table:style-name="ce6" table:formula="of:=[$OralThrough.F8]+[$IvThrough.F8]" office:value-type="float" office:value="120" calcext:value-type="float">
            <text:p>120</text:p>
          </table:table-cell>
          <table:table-cell table:style-name="ce6" table:formula="of:=[$OralThrough.G8]+[$IvThrough.G8]" office:value-type="float" office:value="120" calcext:value-type="float">
            <text:p>120</text:p>
          </table:table-cell>
          <table:table-cell table:style-name="ce6" table:formula="of:=[$OralThrough.H8]+[$IvThrough.H8]" office:value-type="float" office:value="120" calcext:value-type="float">
            <text:p>120</text:p>
          </table:table-cell>
          <table:table-cell table:style-name="ce6" table:formula="of:=[$OralThrough.I8]+[$IvThrough.I8]" office:value-type="float" office:value="120" calcext:value-type="float">
            <text:p>120</text:p>
          </table:table-cell>
          <table:table-cell table:style-name="ce6" table:formula="of:=[$OralThrough.J8]+[$IvThrough.J8]" office:value-type="float" office:value="120" calcext:value-type="float">
            <text:p>120</text:p>
          </table:table-cell>
          <table:table-cell table:style-name="ce6" table:formula="of:=[$OralThrough.K8]+[$IvThrough.K8]" office:value-type="float" office:value="120" calcext:value-type="float">
            <text:p>120</text:p>
          </table:table-cell>
          <table:table-cell table:style-name="ce6" table:formula="of:=[$OralThrough.L8]+[$IvThrough.L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6" table:formula="of:=[$OralThrough.C9]+[$IvThrough.C9]" office:value-type="float" office:value="120" calcext:value-type="float">
            <text:p>120</text:p>
          </table:table-cell>
          <table:table-cell table:style-name="ce6" table:formula="of:=[$OralThrough.D9]+[$IvThrough.D9]" office:value-type="float" office:value="120" calcext:value-type="float">
            <text:p>120</text:p>
          </table:table-cell>
          <table:table-cell table:style-name="ce6" table:formula="of:=[$OralThrough.E9]+[$IvThrough.E9]" office:value-type="float" office:value="120" calcext:value-type="float">
            <text:p>120</text:p>
          </table:table-cell>
          <table:table-cell table:style-name="ce6" table:formula="of:=[$OralThrough.F9]+[$IvThrough.F9]" office:value-type="float" office:value="120" calcext:value-type="float">
            <text:p>120</text:p>
          </table:table-cell>
          <table:table-cell table:style-name="ce6" table:formula="of:=[$OralThrough.G9]+[$IvThrough.G9]" office:value-type="float" office:value="120" calcext:value-type="float">
            <text:p>120</text:p>
          </table:table-cell>
          <table:table-cell table:style-name="ce6" table:formula="of:=[$OralThrough.H9]+[$IvThrough.H9]" office:value-type="float" office:value="120" calcext:value-type="float">
            <text:p>120</text:p>
          </table:table-cell>
          <table:table-cell table:style-name="ce6" table:formula="of:=[$OralThrough.I9]+[$IvThrough.I9]" office:value-type="float" office:value="120" calcext:value-type="float">
            <text:p>120</text:p>
          </table:table-cell>
          <table:table-cell table:style-name="ce6" table:formula="of:=[$OralThrough.J9]+[$IvThrough.J9]" office:value-type="float" office:value="120" calcext:value-type="float">
            <text:p>120</text:p>
          </table:table-cell>
          <table:table-cell table:style-name="ce6" table:formula="of:=[$OralThrough.K9]+[$IvThrough.K9]" office:value-type="float" office:value="120" calcext:value-type="float">
            <text:p>120</text:p>
          </table:table-cell>
          <table:table-cell table:style-name="ce6" table:formula="of:=[$OralThrough.L9]+[$IvThrough.L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6" table:formula="of:=[$OralThrough.C10]+[$IvThrough.C10]" office:value-type="float" office:value="120" calcext:value-type="float">
            <text:p>120</text:p>
          </table:table-cell>
          <table:table-cell table:style-name="ce6" table:formula="of:=[$OralThrough.D10]+[$IvThrough.D10]" office:value-type="float" office:value="120" calcext:value-type="float">
            <text:p>120</text:p>
          </table:table-cell>
          <table:table-cell table:style-name="ce6" table:formula="of:=[$OralThrough.E10]+[$IvThrough.E10]" office:value-type="float" office:value="120" calcext:value-type="float">
            <text:p>120</text:p>
          </table:table-cell>
          <table:table-cell table:style-name="ce6" table:formula="of:=[$OralThrough.F10]+[$IvThrough.F10]" office:value-type="float" office:value="120" calcext:value-type="float">
            <text:p>120</text:p>
          </table:table-cell>
          <table:table-cell table:style-name="ce6" table:formula="of:=[$OralThrough.G10]+[$IvThrough.G10]" office:value-type="float" office:value="120" calcext:value-type="float">
            <text:p>120</text:p>
          </table:table-cell>
          <table:table-cell table:style-name="ce6" table:formula="of:=[$OralThrough.H10]+[$IvThrough.H10]" office:value-type="float" office:value="120" calcext:value-type="float">
            <text:p>120</text:p>
          </table:table-cell>
          <table:table-cell table:style-name="ce6" table:formula="of:=[$OralThrough.I10]+[$IvThrough.I10]" office:value-type="float" office:value="120" calcext:value-type="float">
            <text:p>120</text:p>
          </table:table-cell>
          <table:table-cell table:style-name="ce6" table:formula="of:=[$OralThrough.J10]+[$IvThrough.J10]" office:value-type="float" office:value="120" calcext:value-type="float">
            <text:p>120</text:p>
          </table:table-cell>
          <table:table-cell table:style-name="ce6" table:formula="of:=[$OralThrough.K10]+[$IvThrough.K10]" office:value-type="float" office:value="120" calcext:value-type="float">
            <text:p>120</text:p>
          </table:table-cell>
          <table:table-cell table:style-name="ce6" table:formula="of:=[$OralThrough.L10]+[$IvThrough.L1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6" table:formula="of:=[$OralThrough.C11]+[$IvThrough.C11]" office:value-type="float" office:value="120" calcext:value-type="float">
            <text:p>120</text:p>
          </table:table-cell>
          <table:table-cell table:style-name="ce6" table:formula="of:=[$OralThrough.D11]+[$IvThrough.D11]" office:value-type="float" office:value="120" calcext:value-type="float">
            <text:p>120</text:p>
          </table:table-cell>
          <table:table-cell table:style-name="ce6" table:formula="of:=[$OralThrough.E11]+[$IvThrough.E11]" office:value-type="float" office:value="120" calcext:value-type="float">
            <text:p>120</text:p>
          </table:table-cell>
          <table:table-cell table:style-name="ce6" table:formula="of:=[$OralThrough.F11]+[$IvThrough.F11]" office:value-type="float" office:value="120" calcext:value-type="float">
            <text:p>120</text:p>
          </table:table-cell>
          <table:table-cell table:style-name="ce6" table:formula="of:=[$OralThrough.G11]+[$IvThrough.G11]" office:value-type="float" office:value="120" calcext:value-type="float">
            <text:p>120</text:p>
          </table:table-cell>
          <table:table-cell table:style-name="ce6" table:formula="of:=[$OralThrough.H11]+[$IvThrough.H11]" office:value-type="float" office:value="120" calcext:value-type="float">
            <text:p>120</text:p>
          </table:table-cell>
          <table:table-cell table:style-name="ce6" table:formula="of:=[$OralThrough.I11]+[$IvThrough.I11]" office:value-type="float" office:value="120" calcext:value-type="float">
            <text:p>120</text:p>
          </table:table-cell>
          <table:table-cell table:style-name="ce6" table:formula="of:=[$OralThrough.J11]+[$IvThrough.J11]" office:value-type="float" office:value="120" calcext:value-type="float">
            <text:p>120</text:p>
          </table:table-cell>
          <table:table-cell table:style-name="ce6" table:formula="of:=[$OralThrough.K11]+[$IvThrough.K11]" office:value-type="float" office:value="120" calcext:value-type="float">
            <text:p>120</text:p>
          </table:table-cell>
          <table:table-cell table:style-name="ce6" table:formula="of:=[$OralThrough.L11]+[$IvThrough.L1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6" table:formula="of:=[$OralThrough.C12]+[$IvThrough.C12]" office:value-type="float" office:value="120" calcext:value-type="float">
            <text:p>120</text:p>
          </table:table-cell>
          <table:table-cell table:style-name="ce6" table:formula="of:=[$OralThrough.D12]+[$IvThrough.D12]" office:value-type="float" office:value="120" calcext:value-type="float">
            <text:p>120</text:p>
          </table:table-cell>
          <table:table-cell table:style-name="ce6" table:formula="of:=[$OralThrough.E12]+[$IvThrough.E12]" office:value-type="float" office:value="120" calcext:value-type="float">
            <text:p>120</text:p>
          </table:table-cell>
          <table:table-cell table:style-name="ce6" table:formula="of:=[$OralThrough.F12]+[$IvThrough.F12]" office:value-type="float" office:value="120" calcext:value-type="float">
            <text:p>120</text:p>
          </table:table-cell>
          <table:table-cell table:style-name="ce6" table:formula="of:=[$OralThrough.G12]+[$IvThrough.G12]" office:value-type="float" office:value="120" calcext:value-type="float">
            <text:p>120</text:p>
          </table:table-cell>
          <table:table-cell table:style-name="ce6" table:formula="of:=[$OralThrough.H12]+[$IvThrough.H12]" office:value-type="float" office:value="120" calcext:value-type="float">
            <text:p>120</text:p>
          </table:table-cell>
          <table:table-cell table:style-name="ce6" table:formula="of:=[$OralThrough.I12]+[$IvThrough.I12]" office:value-type="float" office:value="120" calcext:value-type="float">
            <text:p>120</text:p>
          </table:table-cell>
          <table:table-cell table:style-name="ce6" table:formula="of:=[$OralThrough.J12]+[$IvThrough.J12]" office:value-type="float" office:value="120" calcext:value-type="float">
            <text:p>120</text:p>
          </table:table-cell>
          <table:table-cell table:style-name="ce6" table:formula="of:=[$OralThrough.K12]+[$IvThrough.K12]" office:value-type="float" office:value="120" calcext:value-type="float">
            <text:p>120</text:p>
          </table:table-cell>
          <table:table-cell table:style-name="ce6" table:formula="of:=[$OralThrough.L12]+[$IvThrough.L12]" office:value-type="float" office:value="120" calcext:value-type="float">
            <text:p>1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calcext:conditional-formats>
          <calcext:conditional-format calcext:target-range-address="'Total Through'.C3:'Total Through'.L12">
            <calcext:color-scale>
              <calcext:color-scale-entry calcext:value="0" calcext:type="minimum" calcext:color="#ed1c24"/>
              <calcext:color-scale-entry calcext:value="0" calcext:type="maximum" calcext:color="#00a65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20:11:49.705428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13:42.174330076</meta:creation-date>
    <dc:date>2019-12-11T20:24:36.031262088</dc:date>
    <meta:editing-duration>P2DT16H25M6S</meta:editing-duration>
    <meta:editing-cycles>11</meta:editing-cycles>
    <meta:generator>LibreOffice/6.0.7.3$Linux_X86_64 LibreOffice_project/00m0$Build-3</meta:generator>
    <meta:document-statistic meta:table-count="4" meta:cell-count="972" meta:object-count="0"/>
  </office:meta>
</office:document-meta>
</file>